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08cff"/>
    </style:style>
    <style:style style:name="ce3" style:family="table-cell" style:parent-style-name="Default">
      <style:text-properties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0:05,005 --&gt; 00:00:10,2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pulsing]</text:p>
          </table:table-cell>
          <table:table-cell table:number-columns-repeated="3"/>
          <table:table-cell office:value-type="string" calcext:value-type="string">
            <text:p>tiếng xun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0:10,343 --&gt; 00:00:12,1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asha] &lt;i&gt;Welcome.&lt;/i&gt; [echoing]</text:p>
          </table:table-cell>
          <table:table-cell table:number-columns-repeated="3"/>
          <table:table-cell office:value-type="string" calcext:value-type="string">
            <text:p>Echo (N): tiếng vọng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0:14,139 --&gt; 00:00:16,1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video game beep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0:19,144 --&gt; 00:00:21,2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Your presentation will begin in five,&lt;/i&gt;</text:p>
          </table:table-cell>
          <table:table-cell table:number-columns-repeated="3"/>
          <table:table-cell office:value-type="string" calcext:value-type="string">
            <text:p>bài thuyết trình của bạn sẽ bắt đầu trong fiv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0:21,813 --&gt; 00:00:25,8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four, three, two, on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0:29,738 --&gt; 00:00:31,1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assistant] ABC, common mark.</text:p>
          </table:table-cell>
          <table:table-cell table:number-columns-repeated="3"/>
          <table:table-cell office:value-type="string" calcext:value-type="string">
            <text:p>Mark (N): dấu câu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0:34,784 --&gt; 00:00:35,7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ren] Um..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0:36,828 --&gt; 00:00:41,5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eah, Amazon actually had</text:p>
          </table:table-cell>
          <table:table-cell table:number-columns-repeated="3"/>
          <table:table-cell office:value-type="string" calcext:value-type="string">
            <text:p>Amazon thực sự có </text:p>
          </table:table-cell>
        </table:table-row>
        <table:table-row table:style-name="ro1">
          <table:table-cell/>
          <table:table-cell office:value-type="string" calcext:value-type="string">
            <text:p>a patent on the phrase "one-click buying."</text:p>
          </table:table-cell>
          <table:table-cell table:number-columns-repeated="3"/>
          <table:table-cell table:style-name="ce1" office:value-type="string" calcext:value-type="string">
            <text:p>patent không có nghĩa là việc cấp bằng sáng chế thông thường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patent ở đây là quyền sở hữu trí tuệ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mazon có quyền sở hữu trí tuệ về “mua một lần nhấp chuột”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hách hàng lưu toàn bộ thông tin về thanh toán và giao hàng trước đó và chỉ cần một lần nhấp chuột để mua hàng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00:00:41,666 --&gt; 00:00:44,5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Jeff... You know, this was Jeff's idea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0:44,586 --&gt; 00:00:47,6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ysterious music plays]</text:p>
          </table:table-cell>
          <table:table-cell table:number-columns-repeated="3"/>
          <table:table-cell office:value-type="string" calcext:value-type="string">
            <text:p>nhạc bí ẩn vang lê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0:47,756 --&gt; 00:00:50,2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am a principal user experience designer.</text:p>
          </table:table-cell>
          <table:table-cell table:number-columns-repeated="3"/>
          <table:table-cell office:value-type="string" calcext:value-type="string">
            <text:p>tôi là một người thiết kế trải nghiệm ng dùng cấp ca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rincipal ở đây mang nghĩa quan trọng, cấp cao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0:50,341 --&gt; 00:00:52,0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orked at Amazon for 15 years.</text:p>
          </table:table-cell>
          <table:table-cell table:number-columns-repeated="3"/>
          <table:table-cell office:value-type="string" calcext:value-type="string">
            <text:p>Tôi đã làm trong Amazon trong 15 năm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0:52,135 --&gt; 00:00:53,7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orked on the product detail pages,</text:p>
          </table:table-cell>
          <table:table-cell table:number-columns-repeated="3"/>
          <table:table-cell office:value-type="string" calcext:value-type="string">
            <text:p>Tôi đã tham gia vào việc thiết kế, phát triển hoặc cải thiện trang chi tiết sản phẩm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work on ở đây là tham gia vào, đã làm việc 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0:53,803 --&gt; 00:00:56,3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n launching different categories</text:p>
          </table:table-cell>
          <table:table-cell table:number-columns-repeated="3"/>
          <table:table-cell office:value-type="string" calcext:value-type="string">
            <text:p>trong việc ra mắt các danh mục khác nhau</text:p>
          </table:table-cell>
        </table:table-row>
        <table:table-row table:style-name="ro1">
          <table:table-cell/>
          <table:table-cell office:value-type="string" calcext:value-type="string">
            <text:p>in different countries.</text:p>
          </table:table-cell>
          <table:table-cell table:number-columns-repeated="3"/>
          <table:table-cell table:style-name="ce1" office:value-type="string" calcext:value-type="string">
            <text:p>categories là danh mục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0:56,431 --&gt; 00:00:59,9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know, I feel like there wasn't</text:p>
          </table:table-cell>
          <table:table-cell table:number-columns-repeated="3"/>
          <table:table-cell office:value-type="string" calcext:value-type="string">
            <text:p>Bạn biết đó, tôi cảm thấy không có trang trình duyệt nào mà tôi chưa động vào</text:p>
          </table:table-cell>
        </table:table-row>
        <table:table-row table:style-name="ro1">
          <table:table-cell/>
          <table:table-cell office:value-type="string" calcext:value-type="string">
            <text:p>a page on that site I didn't touch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1:04,189 --&gt; 00:01:05,3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ouse click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1:05,440 --&gt; 00:01:09,3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system was really being built</text:p>
          </table:table-cell>
          <table:table-cell table:number-columns-repeated="3"/>
          <table:table-cell office:value-type="string" calcext:value-type="string">
            <text:p>Hệ thống được built và tối ưu để giúp bạn mua mọi thứ bạn cần và hơn cả nhu cầu của bạn</text:p>
          </table:table-cell>
        </table:table-row>
        <table:table-row table:style-name="ro1">
          <table:table-cell/>
          <table:table-cell office:value-type="string" calcext:value-type="string">
            <text:p>and optimiz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help you buy everyth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you ever need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more of it tha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ever thought you needed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1:17,202 --&gt; 00:01:18,7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ouse click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1:19,704 --&gt; 00:01:21,2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n] &lt;i&gt;Oh my gosh.&lt;/i&gt;</text:p>
          </table:table-cell>
          <table:table-cell table:number-columns-repeated="3"/>
          <table:table-cell office:value-type="string" calcext:value-type="string">
            <text:p>Người Mỹ tránh dùng God vì xúc phạm tôn giáo nên họ dùng gosh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1:22,874 --&gt; 00:01:25,2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[producer] Was there</text:p>
          </table:table-cell>
          <table:table-cell table:number-columns-repeated="3"/>
          <table:table-cell office:value-type="string" calcext:value-type="string">
            <text:p>Từng bao giờ có suy nghĩ nào khi bạn ở đó về những việc xảy ra sau khi đồ được bán</text:p>
          </table:table-cell>
        </table:table-row>
        <table:table-row table:style-name="ro2">
          <table:table-cell/>
          <table:table-cell office:value-type="string" calcext:value-type="string">
            <text:p>any thought while you were there</text:p>
          </table:table-cell>
          <table:table-cell table:number-columns-repeated="3"/>
          <table:table-cell office:value-type="string" calcext:value-type="string">
            <text:p>Có suy nghĩ nào về việc sẽ xảy ra sau khi những thứ đó được bán không?</text:p>
            <text:p/>
          </table:table-cell>
        </table:table-row>
        <table:table-row table:style-name="ro1">
          <table:table-cell/>
          <table:table-cell office:value-type="string" calcext:value-type="string">
            <text:p>{\an8}about what happe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after the stuff is sold?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1:33,218 --&gt; 00:01:34,3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1:34,385 --&gt; 00:01:36,7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oft electronic music play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1:41,601 --&gt; 00:01:42,9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We got some package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1:43,061 --&gt; 00:01:45,2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ra] Buying new stuff</text:p>
          </table:table-cell>
          <table:table-cell table:number-columns-repeated="3"/>
          <table:table-cell office:value-type="string" calcext:value-type="string">
            <text:p>Mua đồ mới có cảm giác rất tuyệt phải không</text:p>
          </table:table-cell>
        </table:table-row>
        <table:table-row table:style-name="ro1">
          <table:table-cell/>
          <table:table-cell office:value-type="string" calcext:value-type="string">
            <text:p>feels great, right?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1:45,313 --&gt; 00:01:46,7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- This thing's dope.</text:p>
          </table:table-cell>
          <table:table-cell table:number-columns-repeated="3"/>
          <table:table-cell office:value-type="string" calcext:value-type="string">
            <text:p>dope</text:p>
          </table:table-cell>
        </table:table-row>
        <table:table-row table:style-name="ro1">
          <table:table-cell/>
          <table:table-cell office:value-type="string" calcext:value-type="string">
            <text:p>- Oh!&lt;/i&gt;</text:p>
          </table:table-cell>
          <table:table-cell table:number-columns-repeated="3"/>
          <table:table-cell office:value-type="string" calcext:value-type="string">
            <text:p>slang for excellenc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1:46,856 --&gt; 00:01:48,9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ra] The problem is that every yea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1:50,151 --&gt; 00:01:52,6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're consuming more, producing more,</text:p>
          </table:table-cell>
          <table:table-cell table:number-columns-repeated="3"/>
          <table:table-cell table:style-name="ce3" office:value-type="string" calcext:value-type="string">
            <text:p>Chúng ta đang tiêu thụ nhiều hơn, sản xuất nhiều hơn.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1:52,737 --&gt; 00:01:55,9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there's a flip side to tha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no one wants you to se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1:57,450 --&gt; 00:01:58,8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asha] &lt;i&gt;Designed to stand out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1:59,869 --&gt; 00:02:01,9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for a generation that doesn't stop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2:03,248 --&gt; 00:02:07,5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ren] You're being 100% played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it's... it's a scienc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2:08,128 --&gt; 00:02:09,5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an intentional..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2:10,755 --&gt; 00:02:11,7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plex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2:12,215 --&gt; 00:02:16,3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ghly-refined science [chuckles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get you to buy stuff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2:17,846 --&gt; 00:02:19,0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not just Amazon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2:19,139 --&gt; 00:02:21,4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st of the big corporations are doing it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2:21,558 --&gt; 00:02:24,1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every trick in the boo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s being used to hid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2:24,227 --&gt; 00:02:25,8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at's really going on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2:25,895 --&gt; 00:02:27,2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woman] &lt;i&gt;Holy shh..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2:27,355 --&gt; 00:02:30,2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Dude, they destroyed that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2:30,358 --&gt; 00:02:33,1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as the presid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... of... of the Adidas brand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2:33,194 --&gt; 00:02:36,5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think I definitely, um, fee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ke I've got some sins to make up for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2:36,614 --&gt; 00:02:38,9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re's definitely thing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participated i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2:38,992 --&gt; 00:02:41,8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I feel like I could've, um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should've done better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2:41,911 --&gt; 00:02:44,4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I just bought 500 iPhones!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2:44,539 --&gt; 00:02:46,0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Oh my God!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2:46,166 --&gt; 00:02:50,0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started at Apple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oined the founding team of Oculu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2:50,170 --&gt; 00:02:52,7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voices of, "We're going t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tect the business"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2:52,797 --&gt; 00:02:55,5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nt out ov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little voice in your head saying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2:55,592 --&gt; 00:02:57,3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hould we really be doing this?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2:58,469 --&gt; 00:02:59,8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rack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3:01,806 --&gt; 00:03:03,6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atever the brands are doing right now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3:04,517 --&gt; 00:03:05,9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hurting a lot of peopl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3:07,520 --&gt; 00:03:09,6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Jim] These things are not just litter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3:09,731 --&gt; 00:03:11,8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se things are hazardous wast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3:13,484 --&gt; 00:03:16,3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're drinking and breathing them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they're poison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3:17,780 --&gt; 00:03:19,6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ra] It's like that film &lt;i&gt;Wall-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3:20,617 --&gt; 00:03:23,5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amount of stuf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're being encouraged to consum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3:24,245 --&gt; 00:03:26,9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waste from this is getting everywher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3:27,040 --&gt; 00:03:29,4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it's affecting everyone on the plane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3:31,002 --&gt; 00:03:32,9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ysterious electronic music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3:33,004 --&gt; 00:03:35,7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ren] I went to say custome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e going to b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3:35,882 --&gt; 00:03:39,5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ssed off when they realiz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they have bee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3:39,636 --&gt; 00:03:41,7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ributing to their own demis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3:42,722 --&gt; 00:03:44,6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they didn't wanna hear i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3:45,975 --&gt; 00:03:49,1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looked around, and I was like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w did this happen?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3:49,854 --&gt; 00:03:51,8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... And what do we do now?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3:53,358 --&gt; 00:03:55,4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lick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3:55,485 --&gt; 00:03:57,3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asha] &lt;i&gt;Play titl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3:58,112 --&gt; 00:04:01,7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gurgl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4:06,079 --&gt; 00:04:08,0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ilence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4:11,292 --&gt; 00:04:13,2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usic chord grow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4:16,047 --&gt; 00:04:17,0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asha] &lt;i&gt;Hello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4:19,050 --&gt; 00:04:20,0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I'm Sasha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4:22,178 --&gt; 00:04:24,3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 personal assistant created to offer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4:24,472 --&gt; 00:04:27,9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unfiltered insigh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n how to succeed in busines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4:28,017 --&gt; 00:04:30,0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tinkl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4:32,563 --&gt; 00:04:35,6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- I can even create my own bespoke imagery.&lt;/i&gt;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 [dolphin click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4:36,234 --&gt; 00:04:38,3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birds chirp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4:38,444 --&gt; 00:04:41,7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Cut to time-lapse foot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 growth in the natural world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4:43,283 --&gt; 00:04:44,8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birds continue chirp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4:47,954 --&gt; 00:04:51,2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Over the course of this uniq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entertaining interaction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4:51,374 --&gt; 00:04:55,5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you will receive the five most importa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ssons in profit maximization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4:55,670 --&gt; 00:04:58,0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hoir harmonize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4:58,589 --&gt; 00:05:02,7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here will also be a surpri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 those who stay engaged until the end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5:03,720 --&gt; 00:05:04,8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beep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5:04,887 --&gt; 00:05:06,3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Rule on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5:06,431 --&gt; 00:05:07,7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Sell more.&lt;/i&gt; [echo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5:07,807 --&gt; 00:05:09,7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beep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5:12,103 --&gt; 00:05:14,2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Selling is key to succes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5:16,274 --&gt; 00:05:18,6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But consumers will ne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stant motivation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5:18,693 --&gt; 00:05:20,7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o increase the amounts they purchas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5:24,407 --&gt; 00:05:28,3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hankfully, the fashion indust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fers a textbook example of rapid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5:28,453 --&gt; 00:05:30,4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self-driven growth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5:32,915 --&gt; 00:05:34,2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Eric] No one needs a new hoodi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5:34,292 --&gt; 00:05:35,7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 one needs a new T-shir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5:35,835 --&gt; 00:05:37,3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 one needs a new pair of sho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5:37,420 --&gt; 00:05:40,6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re's so many out there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most of us have more than enough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5:41,966 --&gt; 00:05:45,7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at you need is a compelling reas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buy that produc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5:50,141 --&gt; 00:05:54,6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 a board member, it was one of the mos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mportant things I had on my to-do lis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5:54,729 --&gt; 00:05:56,8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know, what a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sales we're generating?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5:56,939 --&gt; 00:05:58,8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what are the profits we're generating?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5:58,941 --&gt; 00:06:01,8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 we weren't generating those two things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weren't doing i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6:01,944 --&gt; 00:06:03,9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Sneakers are big business in America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6:04,072 --&gt; 00:06:07,2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Nearly half a billion pai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re sold last year alon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6:07,367 --&gt; 00:06:10,3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his week Adidas unveil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so-called smart sho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6:11,746 --&gt; 00:06:14,2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Eric] We talk about, hey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need to differentiate ourselv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6:14,290 --&gt; 00:06:17,1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om Nike, or from Puma, or somebody else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not about tha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6:17,251 --&gt; 00:06:19,1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how you're relevant to the consumer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6:20,630 --&gt; 00:06:24,4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as responsible for all product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l communications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6:24,509 --&gt; 00:06:27,9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l digital efforts, um, and all strategy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6:28,054 --&gt; 00:06:31,8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4, Adidas was bleeding out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... we had hit the floor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6:31,974 --&gt; 00:06:33,3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verything was going south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6:34,435 --&gt; 00:06:36,8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 was the greatest turnarou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 the history of the company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6:36,854 --&gt; 00:06:38,5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 not the history of the industry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6:38,606 --&gt; 00:06:41,5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reporter 1] &lt;i&gt;Shares of Adida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joying huge momentum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6:41,651 --&gt; 00:06:43,3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reporter 2] &lt;i&gt;Shares of Adidas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ok at this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6:43,444 --&gt; 00:06:46,3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they're rising overnight, up about 7.5%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6:46,989 --&gt; 00:06:49,8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Eric] How'd we grow so big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a question I've always asked myself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6:49,909 --&gt; 00:06:52,3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think it's a combin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 a few thing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6:52,870 --&gt; 00:06:53,8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rst of all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6:54,455 --&gt; 00:06:55,6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about a story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6:55,748 --&gt; 00:06:57,6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ink about an English football team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6:57,708 --&gt; 00:07:00,2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rowd cheer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7:02,755 --&gt; 00:07:05,5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w many jersey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 you think they have a year?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7:06,050 --&gt; 00:07:08,5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t just one to play in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re's the home jersey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7:08,594 --&gt; 00:07:10,1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away jersey, the third jersey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7:10,847 --&gt; 00:07:12,4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rowd cheer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7:12,515 --&gt; 00:07:15,8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re's the different jerseys you hav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celebrate different occasion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7:15,893 --&gt; 00:07:17,3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referee whistle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7:17,395 --&gt; 00:07:18,8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y do you think they do that?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7:18,896 --&gt; 00:07:21,7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create a new story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to create a new buying opportunity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7:21,858 --&gt; 00:07:23,4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rap music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7:23,484 --&gt; 00:07:25,9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♪ Ah, if you catch me on a whale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7:25,987 --&gt; 00:07:29,1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Eric] At Adidas, we recogniz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the culture of spor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7:29,240 --&gt; 00:07:32,7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esn't stop when you're don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th the game when the whistle blow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7:34,454 --&gt; 00:07:36,4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♪ There's money over that side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7:36,581 --&gt; 00:07:40,2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Eric] It goes into the streets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into the music venues, into the..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7:40,376 --&gt; 00:07:41,9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o the hallways of school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7:42,044 --&gt; 00:07:45,2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 we started to do thing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th musicians and artist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7:46,549 --&gt; 00:07:47,5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yoncé Knowl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7:49,051 --&gt; 00:07:50,0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harrell William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7:50,928 --&gt; 00:07:53,1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one of the most, you know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7:53,222 --&gt; 00:07:56,3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roversial, um, artists in the histo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 mankind named Kanye Wes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7:59,854 --&gt; 00:08:02,3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storytell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s so critical in this industry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8:02,482 --&gt; 00:08:04,9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really... to really drive consumption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8:05,067 --&gt; 00:08:07,1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rowd chatter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8:07,278 --&gt; 00:08:10,5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that's what the role of Adidas is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every other fashion brand is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8:10,615 --&gt; 00:08:12,4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s how do you create "objects of desire"?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8:15,870 --&gt; 00:08:18,8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is is where the fashion industry'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ally good. They know you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8:18,956 --&gt; 00:08:21,1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huckles] Like, &lt;i&gt;we&lt;/i&gt; know you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8:23,836 --&gt; 00:08:25,7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spend a lot of ti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n consumer research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8:25,796 --&gt; 00:08:27,5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understand the different consumer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8:27,632 --&gt; 00:08:30,6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we know the consumers to approac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th different messag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8:31,594 --&gt; 00:08:34,5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female voice over] &lt;i&gt;Adidas by Gucci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8:35,306 --&gt; 00:08:40,2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sten, I participated in... in my care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th creating more at a faster pac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8:40,353 --&gt; 00:08:43,4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don't wanna point just at Adidas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is is happening with all fashion brand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8:48,653 --&gt; 00:08:50,9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whoosh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8:52,073 --&gt; 00:08:54,4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Roger] I've been in the indust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 almost 20 year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8:55,326 --&gt; 00:08:58,7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bably one out of six dress shir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ld in the US is made by u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8:59,622 --&gt; 00:09:01,8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intriguing music play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9:03,543 --&gt; 00:09:07,5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The type of customers we service could b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ywhere from your high street brand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9:09,382 --&gt; 00:09:12,4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global designer brand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sell worldwid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9:14,554 --&gt; 00:09:16,6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en I first joined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had two seasons a year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9:16,764 --&gt; 00:09:19,0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 you'd make someth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'd sell for six month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9:20,643 --&gt; 00:09:23,6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wadays, wit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introduction of fast fashion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9:23,688 --&gt; 00:09:27,6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forced other brands to rethin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bout having newness every month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9:33,114 --&gt; 00:09:35,7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, no one knows any official numbers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if you Google it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9:37,118 --&gt; 00:09:41,2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 will show that Gap produces arou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,000 new items a year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9:44,542 --&gt; 00:09:46,5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&amp;M's like 25,000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9:50,006 --&gt; 00:09:51,9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ara's like 36,000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9:53,926 --&gt; 00:09:58,0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SHEIN is somewhere arou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3 million new items a year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09:59,098 --&gt; 00:10:01,1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playful music continue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0:05,021 --&gt; 00:10:08,5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actually think that the numbe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blished online might be even low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0:08,649 --&gt; 00:10:10,4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hatter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0:10,484 --&gt; 00:10:12,3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ctually just placed the order last week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0:12,445 --&gt; 00:10:15,4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- Probably once a month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 At least once a month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0:15,531 --&gt; 00:10:17,1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I order sometimes twice a month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0:18,868 --&gt; 00:10:20,2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Where do I start?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0:21,037 --&gt; 00:10:25,7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[Roger] We produce 100 bill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eces of garment a year as an industry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0:27,084 --&gt; 00:10:28,2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 hundred billion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0:29,295 --&gt; 00:10:31,4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his is absolutely stunning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0:32,214 --&gt; 00:10:33,7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w many people are in the world?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0:33,883 --&gt; 00:10:36,9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w many pieces per person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ople don't need that much cloth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0:44,226 --&gt; 00:10:45,8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Eric] I was ambitious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0:45,936 --&gt; 00:10:47,0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petitiv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0:47,772 --&gt; 00:10:51,1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h, disciplined, hardworking, um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0:52,109 --&gt; 00:10:53,1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ud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0:53,277 --&gt; 00:10:55,5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violin plays single note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0:55,655 --&gt; 00:10:59,6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 was career succe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... in, um, acceleration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1:00,743 --&gt; 00:11:04,9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 when I started to lear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impact I was having at Adidas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1:06,123 --&gt; 00:11:09,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can't unsee and unhear tha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1:09,085 --&gt; 00:11:10,5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-y-you..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1:11,545 --&gt; 00:11:13,7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can onl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ng yourself to sleep so often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1:15,549 --&gt; 00:11:16,3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elodic bleep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1:16,467 --&gt; 00:11:18,8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[Sasha] Hello... again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1:21,222 --&gt; 00:11:25,0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Many individuals will beco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illusioned on the way to the top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1:25,851 --&gt; 00:11:27,6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Do not become one of them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1:29,271 --&gt; 00:11:30,6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playful music play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1:30,731 --&gt; 00:11:31,8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Please now enjoy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1:31,899 --&gt; 00:11:35,4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19.2 seconds o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orable cat and duck video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1:36,779 --&gt; 00:11:38,0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[man] Oh my gosh!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1:39,365 --&gt; 00:11:42,0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[Sasha] Remember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arning the art of distraction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1:42,118 --&gt; 00:11:44,2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will be crucial to achieving succes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1:47,915 --&gt; 00:11:49,9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treet bustle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1:51,043 --&gt; 00:11:52,4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Cut to New York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1:56,549 --&gt; 00:11:59,0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Reveal core messages behind advert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1:59,844 --&gt; 00:12:01,8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pensive music play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2:07,977 --&gt; 00:12:09,8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Clear communication with consumers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2:09,979 --&gt; 00:12:12,1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is an essential part of selling mor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2:17,236 --&gt; 00:12:19,4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But, to achieve profit maximization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2:19,530 --&gt; 00:12:22,3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you need to ensure that on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y desire products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2:22,408 --&gt; 00:12:25,0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hey can acquire the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 quickly as possibl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2:26,954 --&gt; 00:12:28,3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Every second count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2:30,332 --&gt; 00:12:31,7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Never limit your vision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2:34,336 --&gt; 00:12:38,5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If you can imagine it, you can create it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2:40,259 --&gt; 00:12:44,1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♪ I didn't have to wrap your gif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didn't leave the house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2:44,263 --&gt; 00:12:47,2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♪ In fact I never saw your gif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did it all by mouse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2:47,308 --&gt; 00:12:50,6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♪ I didn't venture to the ma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didn't waste a day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2:50,728 --&gt; 00:12:54,3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♪ Thanks to Amazon dot com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2:54,899 --&gt; 00:12:57,7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♪ Amazon dot com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2:57,860 --&gt; 00:13:00,2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♪ Amazon dot com...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3:00,321 --&gt; 00:13:03,3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started there so early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3:03,407 --&gt; 00:13:08,4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when it felt impossible to get peop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buy anything onlin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3:08,579 --&gt; 00:13:11,3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it seemed like a fun challeng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3:11,457 --&gt; 00:13:15,7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even think that you would ever bu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ne pair of jeans online. [laugh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3:15,795 --&gt; 00:13:17,7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beeps, click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3:18,297 --&gt; 00:13:21,5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thought, "I'll go for two yea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learn everything and get out."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3:22,551 --&gt; 00:13:24,5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it was surprisingly exciting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3:25,471 --&gt; 00:13:28,5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... It was fast-pac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high tolerance for risk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3:29,642 --&gt; 00:13:31,6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like, "Yeah, let's do this."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3:31,685 --&gt; 00:13:35,2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have an idea, it's like, "Here'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 team, here's some money, go do it."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3:39,068 --&gt; 00:13:42,9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ke, you were inventing. I have patents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know, it's... like, it was fun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3:45,324 --&gt; 00:13:49,7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ould be in meetings with Jeff Bezo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th me and four other peopl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3:50,621 --&gt; 00:13:54,4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ing able to actually talk to hi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disagree with him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3:55,668 --&gt; 00:13:58,2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Jeff] &lt;i&gt;This may loo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ke an ordinary cowboy hat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3:58,337 --&gt; 00:14:01,9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but it's actuall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 OSHA approved hard hat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4:02,007 --&gt; 00:14:05,3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We have the world's best hand drill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4:05,469 --&gt; 00:14:06,4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drills whir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4:08,931 --&gt; 00:14:13,1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ren] Jeff has no patience for anyon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o isn't as smart as he i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4:13,936 --&gt; 00:14:17,7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I would see him just cut somebody of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 the knees, lik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4:17,857 --&gt; 00:14:20,7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are not smart.</text:p>
            <text:p>You should not be speaking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4:20,860 --&gt; 00:14:23,7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intriguing music play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4:23,821 --&gt; 00:14:28,0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think Jeff saw, initially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people would buy books and music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4:28,158 --&gt; 00:14:30,2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movies and DVD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4:30,369 --&gt; 00:14:35,8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that the real money would co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 you could sell appare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4:35,916 --&gt; 00:14:37,7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food onlin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4:41,672 --&gt; 00:14:44,6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I was the design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launched the beauty stor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4:44,717 --&gt; 00:14:48,1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unched the jewelry store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unched the apparel stor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4:48,220 --&gt; 00:14:50,6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it wa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 totally different way to shop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4:51,724 --&gt; 00:14:54,9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lick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4:55,060 --&gt; 00:14:58,1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upbeat music play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4:58,188 --&gt; 00:14:59,0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lick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4:59,106 --&gt; 00:15:02,6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would actually say things like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want to be there when</text:p>
            <text:p/>
            <text:p>259</text:p>
            <text:p>00:15:02,735 --&gt; 00:15:05,070</text:p>
            <text:p>you have your next shoppable momen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5:07,448 --&gt; 00:15:12,0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ke, you're sitting in bed and you think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should buy a new carrot peeler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5:12,119 --&gt; 00:15:13,5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need a new pillowcas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5:13,621 --&gt; 00:15:16,4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is one is scratchy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know? Whatever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5:18,208 --&gt; 00:15:20,3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erever you are, whatever you're doing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5:20,419 --&gt; 00:15:23,1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 a thought occurs to you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you need something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5:23,213 --&gt; 00:15:25,6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wanted Amazon to b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thing that occurred to you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5:28,719 --&gt; 00:15:32,2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would say, "If the system was magic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at would the system do?"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5:35,100 --&gt; 00:15:37,1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 the system was magic, what would it do?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5:37,645 --&gt; 00:15:38,6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 would be lik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5:39,229 --&gt; 00:15:44,6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re's just a conveyor belt that go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raight from wherever the item i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5:45,319 --&gt; 00:15:49,6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your door as quickl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frictionlessly as possibl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5:52,993 --&gt; 00:15:55,0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uffled groan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5:55,788 --&gt; 00:15:58,7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too easy. And that was..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was the point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5:58,832 --&gt; 00:15:59,8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as to..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6:01,335 --&gt; 00:16:05,8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duce your time to thin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 little bit more critically abou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6:05,965 --&gt; 00:16:09,2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 purchase that you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ought you wanted to mak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6:12,137 --&gt; 00:16:14,7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mean, it's really a scienc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6:15,516 --&gt; 00:16:19,4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were constantly develop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w ways to get you to buy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6:20,604 --&gt; 00:16:23,3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woman] &lt;i&gt;This is everything I bough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 2 a.m. last night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6:23,399 --&gt; 00:16:28,4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ren] Influencing your behavior 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btle ways that you'd never even realiz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6:32,950 --&gt; 00:16:37,2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could have, you know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 certain sentence that says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6:37,329 --&gt; 00:16:39,9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ee shipping</text:p>
            <text:p>if you purchase $25 or mor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6:41,917 --&gt; 00:16:45,6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 one case you make the "$25" orang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6:45,713 --&gt; 00:16:46,7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hime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6:47,840 --&gt; 00:16:50,0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 another one you make it green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6:51,427 --&gt; 00:16:55,0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you can have nine different thing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you're testing against each other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6:55,097 --&gt; 00:16:57,0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him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6:57,141 --&gt; 00:16:59,8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there's enough traffic to the sit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6:59,977 --&gt; 00:17:03,0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you could ge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tistically relevant dat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7:03,147 --&gt; 00:17:06,6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n which version of that sentenc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7:07,443 --&gt; 00:17:08,5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kes the most money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7:11,196 --&gt; 00:17:14,7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very pixel on that page wa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7:14,825 --&gt; 00:17:18,2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ed and optimiz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optimized and optimized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7:21,206 --&gt; 00:17:24,8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laughs] And Amazon h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is whole system designed around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7:24,918 --&gt; 00:17:27,8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iloring the site to be exactly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7:27,963 --&gt; 00:17:31,5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right combin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 elements and colors and produc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7:32,342 --&gt; 00:17:36,3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would most likel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ke you buy something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7:38,891 --&gt; 00:17:42,3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 you think of just the things that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know, one person buys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7:42,394 --&gt; 00:17:44,3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then multiply that by... [chuckle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7:44,438 --&gt; 00:17:48,4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y how many people are now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hopping on places like Amazon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7:48,484 --&gt; 00:17:51,5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orchestral crescendo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7:54,490 --&gt; 00:17:56,4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onveyor belts rumble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8:01,622 --&gt; 00:18:06,2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know, I felt like I wa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king shopping bette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8:06,335 --&gt; 00:18:10,5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making it easier to fi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 delightful item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8:10,672 --&gt; 00:18:13,9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asn't thinking abou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consequences of tha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8:15,719 --&gt; 00:18:20,3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 it becom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 more and more efficient engin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8:20,432 --&gt; 00:18:25,2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don't think we were ever thinking abou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ere does all this stuff go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8:25,354 --&gt; 00:18:29,0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wind whooshe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8:29,149 --&gt; 00:18:31,4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asha] &lt;i&gt;Cut to plastic ba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lowing in wind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8:37,157 --&gt; 00:18:40,2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Remember, to sell more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must produce mor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8:41,745 --&gt; 00:18:42,7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Lots mor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8:44,623 --&gt; 00:18:48,7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I thought it would be fun at this poi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 you to see some specific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8:48,794 --&gt; 00:18:50,4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rumbl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8:50,504 --&gt; 00:18:52,4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Visualize total global production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8:52,548 --&gt; 00:18:55,6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of goods need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meet increased online sale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8:57,928 --&gt; 00:19:01,2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Visualize 2.5 million sho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duced each hour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9:04,226 --&gt; 00:19:06,0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ra] There used to be a stopgap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9:07,229 --&gt; 00:19:08,5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mean, think about i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9:08,647 --&gt; 00:19:11,8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 you have to get up, get in your car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9:11,942 --&gt; 00:19:13,6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ive to the stor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9:13,735 --&gt; 00:19:15,9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ok on the shelves, find the produc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9:17,030 --&gt; 00:19:18,0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n go hom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9:18,824 --&gt; 00:19:20,0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's a lot of work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9:21,285 --&gt; 00:19:24,4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if all you have to do is push a butto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9:24,580 --&gt; 00:19:26,3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and it appears on your doorstep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9:27,624 --&gt; 00:19:29,7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of course you're gonna buy more product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9:29,877 --&gt; 00:19:32,2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upbeat music play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9:32,337 --&gt; 00:19:37,1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asha] &lt;i&gt;Visualize 68,733 phon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duced each hour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9:42,764 --&gt; 00:19:44,7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upbeat music continue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9:47,477 --&gt; 00:19:51,1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Visualize 190,000 garme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duced each minut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9:52,941 --&gt; 00:19:54,0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mazing.&lt;/i&gt; [echo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19:58,697 --&gt; 00:20:01,9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Visualize 12 tons of plast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duced each second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0:11,543 --&gt; 00:20:15,0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I ran one of the biggest multinationa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 the world called Unilever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0:16,882 --&gt; 00:20:19,0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ilever is one of the biggest producer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0:19,134 --&gt; 00:20:20,4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 household good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0:20,510 --&gt; 00:20:23,1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ink about shampoos, detergent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0:24,389 --&gt; 00:20:27,3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aching about three and a half bill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sumers a day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0:27,476 --&gt; 00:20:29,4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upbeat music continue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0:32,397 --&gt; 00:20:36,4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don't think the consum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s actually here the culpri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0:36,526 --&gt; 00:20:39,5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 course, they consume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why do they consume?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0:39,655 --&gt; 00:20:42,6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cause they're encouraged t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a great exten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0:48,956 --&gt; 00:20:51,7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en we throw it away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actually don't throw it away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0:52,668 --&gt; 00:20:54,5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"Away" doesn't exis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0:54,586 --&gt; 00:20:58,0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 ends up somewhere e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n this planet Earth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1:00,342 --&gt; 00:21:02,5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it increasingly has consequenc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1:12,229 --&gt; 00:21:13,4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playful harmony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1:15,941 --&gt; 00:21:19,4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asha] &lt;i&gt;Many congratul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n the completion of rule on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1:19,486 --&gt; 00:21:22,1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puls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1:22,239 --&gt; 00:21:23,4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ring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1:23,532 --&gt; 00:21:25,2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You're doing really, really well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1:25,367 --&gt; 00:21:29,1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nd are now ready to tak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fit maximization to the next level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1:30,747 --&gt; 00:21:31,9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Coming up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1:32,040 --&gt; 00:21:36,0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I will teach you how to control produc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fter they are purchased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1:37,546 --&gt; 00:21:39,0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playful harmony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1:39,131 --&gt; 00:21:43,0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nd how to dictate when consume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place old with new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1:43,593 --&gt; 00:21:45,1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playful harmony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1:45,220 --&gt; 00:21:49,0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You will also be one step clos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unlocking your surpris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1:50,017 --&gt; 00:21:51,0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flatly] &lt;i&gt;Yay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1:53,645 --&gt; 00:21:55,0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Rule two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1:55,856 --&gt; 00:21:56,9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Waste more.&lt;/i&gt; [echo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1:58,483 --&gt; 00:22:00,4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optimistic violin strings play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2:04,323 --&gt; 00:22:07,4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For a master cla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 creating waste for profit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2:08,118 --&gt; 00:22:12,1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you may find it beneficial to view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ditional material at this point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2:16,668 --&gt; 00:22:21,1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Imagine a light bulb on Broadw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eaking with an old-timey voic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2:23,342 --&gt; 00:22:25,0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Lightbulb] &lt;i&gt;Oh, hey ther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2:26,219 --&gt; 00:22:29,6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hey tell me I'm par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 a very exclusive club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2:30,307 --&gt; 00:22:34,1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because I'm over 100 years o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still shining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2:36,855 --&gt; 00:22:40,1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here's not many of my kind still around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's for sur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2:41,526 --&gt; 00:22:43,9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Guess you could say we were just too good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2:45,655 --&gt; 00:22:50,6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Our world was turned upside dow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n January 15th, 1925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2:51,328 --&gt; 00:22:55,8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hat was the fateful d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the Phoebus cartel came into being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2:55,957 --&gt; 00:23:00,2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ci-fi whirr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3:00,337 --&gt; 00:23:01,8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asha, echoing] &lt;i&gt;Rewinding tim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3:02,422 --&gt; 00:23:04,0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Going back..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3:04,132 --&gt; 00:23:06,1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voice rewind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3:07,177 --&gt; 00:23:09,7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electricity buzz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3:10,722 --&gt; 00:23:13,1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Lightbulb] &lt;i&gt;This grou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 senior executives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3:13,183 --&gt; 00:23:15,9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from the major light bulb manufacturers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3:16,019 --&gt; 00:23:21,9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conspired together to cut short our liv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maximize their profit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3:21,983 --&gt; 00:23:24,4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foreboding violin notes play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3:26,029 --&gt; 00:23:28,6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o encourage frequent replacement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3:28,782 --&gt; 00:23:32,1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every bulb was reduced from 2,500 hours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3:32,244 --&gt; 00:23:34,7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o just 1,000 hours of light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3:37,165 --&gt; 00:23:39,5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Creating mountains of unnecessary wast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3:43,630 --&gt; 00:23:44,8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buzz, crack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3:47,092 --&gt; 00:23:49,1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asha] &lt;i&gt;Glorious waste.&lt;/i&gt; [echo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3:50,220 --&gt; 00:23:53,0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Lightbulb] &lt;i&gt;They called i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"planned obsolescence."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3:59,354 --&gt; 00:24:01,6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Now it's not so much of a conspiracy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4:04,818 --&gt; 00:24:08,5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Making products designed to brea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r be rapidly discarded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4:08,655 --&gt; 00:24:11,7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has become commonpla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 almost every industry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4:13,201 --&gt; 00:24:16,3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Everything, from cloth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lasts a few washes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4:17,247 --&gt; 00:24:21,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o electric toothbrush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th batteries you can't replac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4:22,419 --&gt; 00:24:27,1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o printers that intentionally sto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orking even when there's ink in them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4:27,215 --&gt; 00:24:28,1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dog bark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4:28,216 --&gt; 00:24:30,5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woman] &lt;i&gt;Everything I print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 doesn't print correctly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4:30,594 --&gt; 00:24:33,3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I have to get a new printer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one's at the end of its lifespan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4:33,388 --&gt; 00:24:34,7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But it's only three years old!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4:35,932 --&gt; 00:24:38,3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Lightbulb] &lt;i&gt;Today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anned obsolescence has become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4:38,435 --&gt; 00:24:41,9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 cornerstone of successful busine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world over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4:47,110 --&gt; 00:24:49,1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oft music play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4:53,158 --&gt; 00:24:55,4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le voice over] &lt;i&gt;We hav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ed a product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4:55,494 --&gt; 00:24:59,7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hat is the most deliberate evolu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 our original founding design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5:03,126 --&gt; 00:25:05,8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Nirav] Apple had this idea tha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r products are perfect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5:05,962 --&gt; 00:25:07,6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y're perfect from day on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5:07,756 --&gt; 00:25:11,3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le voice over] &lt;i&gt;Removing imperfections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tablishing a seamlessness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5:11,384 --&gt; 00:25:13,0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between materials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5:13,094 --&gt; 00:25:16,8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nd producing a pristine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rrorlike surfac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5:16,932 --&gt; 00:25:20,8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pinnacle and the ideal i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have this seamless, sealed up objec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5:21,645 --&gt; 00:25:24,6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don't want you to u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Apple product from a few years ago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5:24,689 --&gt; 00:25:25,8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you bought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5:25,982 --&gt; 00:25:29,6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want you to pick up the new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rfect object and use that on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5:30,946 --&gt; 00:25:32,4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ne in, one ou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5:38,036 --&gt; 00:25:41,9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have been in consumer electronic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 a bit over a decade now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5:41,998 --&gt; 00:25:43,3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started at Appl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5:43,458 --&gt; 00:25:47,9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oined the founding team of Oculus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d the hardware organization ther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5:48,004 --&gt; 00:25:50,0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upbeat electronic music play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5:50,924 --&gt; 00:25:54,2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, joining Apple, this was back in 2009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5:55,470 --&gt; 00:25:57,8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fter living at my parents' bas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 a couple of months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5:57,847 --&gt; 00:26:00,0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actually heard back from Appl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6:00,141 --&gt; 00:26:03,7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I joined 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started writing softwar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6:03,812 --&gt; 00:26:05,9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 what eventually became FaceTim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6:06,022 --&gt; 00:26:09,0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n] &lt;i&gt;It's going to change the w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communicate forever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6:12,279 --&gt; 00:26:16,9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Nirav] You saw kind of hints of the mag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ven buried away as, you know, a littl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6:17,033 --&gt; 00:26:20,7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know, straight out of school new gr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 an engineering team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6:20,829 --&gt; 00:26:23,7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there was really genuinely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still is, I think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6:23,832 --&gt; 00:26:27,8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 focus on delivering a produc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is a great user experienc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6:29,129 --&gt; 00:26:33,1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ven if some of the side effects of tha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metimes end up being pretty negativ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6:34,551 --&gt; 00:26:37,9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rowd cheer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6:38,054 --&gt; 00:26:42,0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teve] &lt;i&gt;And we are calling it iPhon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6:42,100 --&gt; 00:26:43,1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loud cheer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6:43,268 --&gt; 00:26:44,2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oday..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6:45,937 --&gt; 00:26:50,0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oday Apple is go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reinvent the phon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6:50,108 --&gt; 00:26:53,0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kind of crazy, but in these compani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6:53,153 --&gt; 00:26:57,1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focus is on the launch, ultimately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on this momen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6:57,198 --&gt; 00:27:00,4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've seen it over and over aga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th Apple with that grand keynot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7:00,535 --&gt; 00:27:03,1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We're gonna take it to the next level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7:03,246 --&gt; 00:27:07,6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nd today we're introducing the iPhone 3G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7:07,751 --&gt; 00:27:08,6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heer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7:08,752 --&gt; 00:27:11,6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We need to sell iPhone in more countrie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7:11,713 --&gt; 00:27:14,2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nd for every iPhone that followed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7:14,341 --&gt; 00:27:17,9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we've built on the vis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 the original iPhon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7:18,511 --&gt; 00:27:20,0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Nirav] And because Apple has bee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7:20,180 --&gt; 00:27:22,2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, so successful with this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7:22,349 --&gt; 00:27:25,0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very other consumer electronics compan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 the world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7:25,143 --&gt; 00:27:26,1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mulates tha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7:26,269 --&gt; 00:27:29,0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he Galaxy Note 8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7:29,105 --&gt; 00:27:30,9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heer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7:31,024 --&gt; 00:27:33,1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Nirav] If you're mak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tebooks or smartphones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7:33,276 --&gt; 00:27:36,4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ere essentially all consume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ready have on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7:37,238 --&gt; 00:27:39,1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r business model depends o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7:39,199 --&gt; 00:27:42,9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ose consumers needing to repla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ones that they already hav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7:43,036 --&gt; 00:27:46,8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rowd] &lt;i&gt;Four, three, two, one!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7:46,956 --&gt; 00:27:49,9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heer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7:52,420 --&gt; 00:27:55,7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Nirav] It's really a pipeline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design a product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7:55,882 --&gt; 00:27:58,1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manufacture a product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sell the product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7:58,259 --&gt; 00:27:59,5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launch the product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8:00,345 --&gt; 00:28:01,5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 gets used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8:02,305 --&gt; 00:28:04,1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then it turns into wast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8:04,224 --&gt; 00:28:06,7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lock tick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8:06,810 --&gt; 00:28:08,3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re's something lik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8:08,436 --&gt; 00:28:14,3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 million phones thrown out every day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ich is a crazy, mind-boggling number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8:16,820 --&gt; 00:28:18,8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if you think about that in aggregat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8:18,947 --&gt; 00:28:22,3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that we're all replacing these thing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very two or three year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8:24,536 --&gt; 00:28:27,8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ven though they are incredibly advanc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expensiv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8:27,956 --&gt; 00:28:29,9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in some ways almost the pinnacle o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8:30,083 --&gt; 00:28:32,4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r industrial capabil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 a civilization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8:32,544 --&gt; 00:28:35,0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y are basically throwaway object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8:35,088 --&gt; 00:28:37,1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so, I look at that and I think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8:37,215 --&gt; 00:28:40,0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's really broken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's broken across every possible way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8:40,176 --&gt; 00:28:41,5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you can look at i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8:42,804 --&gt; 00:28:46,3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whoosh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8:46,474 --&gt; 00:28:47,6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asha] &lt;i&gt;Remember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8:49,144 --&gt; 00:28:52,9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releasing a continual stream o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w products will encourage consumers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8:53,064 --&gt; 00:28:54,6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o discard old one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8:56,234 --&gt; 00:28:58,3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his is fundamental to growth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9:00,697 --&gt; 00:29:04,3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Unfortunately, some individua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ll feel the desire to maintain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9:04,451 --&gt; 00:29:07,7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or repair items you consi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ady for replacement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9:07,787 --&gt; 00:29:09,6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foreboding music play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9:10,915 --&gt; 00:29:14,7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hese people should be activel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couraged wherever possibl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9:17,046 --&gt; 00:29:20,6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le reporter] &lt;i&gt;Kyle Wiens is the foun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CEO of iFixit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9:20,759 --&gt; 00:29:23,3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 company that offers tools, parts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repair manuals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9:23,470 --&gt; 00:29:25,7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for thousands of gadget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9:27,724 --&gt; 00:29:29,9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Kyle] It used to be the ca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repair was the defaul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9:30,018 --&gt; 00:29:32,3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could get repair manuals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panies sold parts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9:32,395 --&gt; 00:29:37,0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over the last 30 years that ha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stematically disappeared from our liv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9:37,150 --&gt; 00:29:39,1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is is a disposable produc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9:39,277 --&gt; 00:29:41,6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se it for two years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row it away, buy a new laptop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9:41,780 --&gt; 00:29:42,6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don't like tha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9:42,739 --&gt; 00:29:46,4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had always assumed we're not fix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ings because it's not possibl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9:46,576 --&gt; 00:29:48,0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not economically viabl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9:48,119 --&gt; 00:29:51,7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tually, we're not fixing thing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cause lawyers are going out of their way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9:51,790 --&gt; 00:29:53,9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censor that knowledge from the world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9:54,000 --&gt; 00:29:56,0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still get copyright takedown notic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9:56,169 --&gt; 00:29:58,7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om companies try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censor information from iFixi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29:58,797 --&gt; 00:30:00,3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got one the other day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0:03,009 --&gt; 00:30:04,5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told them to fuck off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0:06,346 --&gt; 00:30:09,0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not just that compani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e taking away informatio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0:09,140 --&gt; 00:30:11,0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bout how to fix your stuff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0:11,643 --&gt; 00:30:14,3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ross-the-board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y're making the products themselv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0:14,437 --&gt; 00:30:16,3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ch more difficult to repair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0:16,981 --&gt; 00:30:19,5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[reporter] &lt;i&gt;Apple doesn't wa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s customers to fix the new iPhon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0:19,567 --&gt; 00:30:22,6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They're making su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back cover is tamperproof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0:22,737 --&gt; 00:30:25,1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swapping out the more comm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hillips screws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0:25,281 --&gt; 00:30:27,9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with so-called pentalobe screw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0:28,034 --&gt; 00:30:29,7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Why change the screws?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0:29,869 --&gt; 00:30:33,3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[Kyle] &lt;i&gt;Apple would prefer that w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t have access to our own hardware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0:33,414 --&gt; 00:30:36,0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which means that Apple's go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be selling more machines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0:36,125 --&gt; 00:30:38,0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because peop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ve to replace them frequently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0:38,086 --&gt; 00:30:42,5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It's their product, and you can't reall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grudge them quality control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0:44,133 --&gt; 00:30:46,1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Kyle] Honestly, it's getting wors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0:46,219 --&gt; 00:30:47,8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're seeing more and more compani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0:47,971 --&gt; 00:30:51,5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are now actually gluing phones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blets and laptops together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0:51,683 --&gt; 00:30:54,0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king repairs really difficul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0:56,229 --&gt; 00:31:00,0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re's one category of produc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we're very frustrated with right now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1:00,108 --&gt; 00:31:01,8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unfortunately is massively popular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1:01,901 --&gt; 00:31:04,6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that is AirPod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wireless earbuds in general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1:05,321 --&gt; 00:31:09,1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Each earbud has a batte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then the charging case has a battery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1:09,659 --&gt; 00:31:14,3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re is no way, uh, to open this u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swap out the battery in any of them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1:14,414 --&gt; 00:31:18,2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batteries will degra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fter 18 months, a couple years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1:18,293 --&gt; 00:31:20,7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then you're stuc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you have to go and buy new on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1:20,837 --&gt; 00:31:21,8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is is evil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1:21,963 --&gt; 00:31:25,5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... I am a reasonable pers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has been radicalized by an earbud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1:25,675 --&gt; 00:31:26,8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ich is outrageou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1:26,885 --&gt; 00:31:28,6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beep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1:31,431 --&gt; 00:31:34,6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le pioneered the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... and mainstreamed it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1:34,726 --&gt; 00:31:37,3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... and removed the headphone jac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om their phon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1:37,437 --&gt; 00:31:40,0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 they forced everyone to buy thes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1:41,232 --&gt; 00:31:43,8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... And App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s special, I think, responsibility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1:43,902 --&gt; 00:31:46,8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cause where they g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rest of the industry follow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1:48,156 --&gt; 00:31:51,2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lies by omiss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 the products that we consu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1:51,367 --&gt; 00:31:53,1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e just incredibl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1:53,244 --&gt; 00:31:56,2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oft music play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1:56,331 --&gt; 00:32:00,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have had the wool pulled over our ey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y marketers at these tech compani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2:00,084 --&gt; 00:32:02,5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runch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2:08,092 --&gt; 00:32:11,4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st as we a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n this treadmill of consumerism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2:11,512 --&gt; 00:32:15,9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y're on a treadmill of having t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xtract more and more profits from u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2:16,059 --&gt; 00:32:17,9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heer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2:18,019 --&gt; 00:32:19,8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n] &lt;i&gt;Apple today became the first company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2:19,896 --&gt; 00:32:24,5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o trade with a one-trillion dolla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rket capitalization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2:24,609 --&gt; 00:32:27,0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loud cheer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2:30,031 --&gt; 00:32:32,8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Nirav] As soon as your business mode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s to revolv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2:32,951 --&gt; 00:32:36,5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ound that replacement cycle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object being replaced in whol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2:36,663 --&gt; 00:32:40,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stead of being someth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can last longer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2:41,042 --&gt; 00:32:44,6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 becomes extremely difficul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then reverse and go back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2:45,171 --&gt; 00:32:46,9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heer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2:47,048 --&gt; 00:32:49,3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 you're that CEO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 you're that executiv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2:49,384 --&gt; 00:32:52,3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you go to the board and say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're going to take our</text:p>
            <text:p/>
            <text:p>547</text:p>
            <text:p>00:32:52,428 --&gt; 00:32:56,349</text:p>
            <text:p>50 billion in revenue we make every year,</text:p>
            <text:p>and turn it into 25 billion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2:56,432 --&gt; 00:32:59,8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y're going to show you the do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someone else is gonna take your sea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2:59,936 --&gt; 00:33:03,5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explosion, crackl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3:08,152 --&gt; 00:33:10,5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asha] &lt;i&gt;Thank you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 your continued engagement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3:10,655 --&gt; 00:33:13,6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puls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3:13,741 --&gt; 00:33:17,5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I like you and your diligent approac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this interaction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3:18,705 --&gt; 00:33:20,6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foghorn blare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3:20,748 --&gt; 00:33:25,7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Managed correctly, consumers' was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n equal profit for your busines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3:25,878 --&gt; 00:33:28,2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foghorn blow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3:28,798 --&gt; 00:33:31,7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But, if you ne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dispose of products directly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3:32,218 --&gt; 00:33:33,9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discretion will be key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3:35,221 --&gt; 00:33:36,9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foghorn blow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3:37,056 --&gt; 00:33:40,1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echoing] &lt;i&gt;You do not want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3:40,268 --&gt; 00:33:42,8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consumers to see what you're discarding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3:43,479 --&gt; 00:33:44,4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Ever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3:47,316 --&gt; 00:33:48,5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Anna] &lt;i&gt;Look at this bag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3:51,404 --&gt; 00:33:53,0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Look, look, look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3:53,156 --&gt; 00:33:54,9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Bring in the camera to se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3:57,201 --&gt; 00:33:59,0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Oh my God. Oh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3:59,120 --&gt; 00:34:03,4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For the most part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aste is on the curb, and its public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4:03,499 --&gt; 00:34:06,7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so you're able to se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4:06,836 --&gt; 00:34:09,4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at exactly corporations are tossing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4:10,131 --&gt; 00:34:11,5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This is all chocolat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4:12,216 --&gt; 00:34:13,5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This is all chocolat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4:13,676 --&gt; 00:34:17,8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We see corporations throw ou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rfectly usable unsold produc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4:17,889 --&gt; 00:34:19,7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pretty much every day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4:19,807 --&gt; 00:34:21,7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playful music play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4:21,851 --&gt; 00:34:25,3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there's certain times a yea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en that really spik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4:26,939 --&gt; 00:34:29,5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fter every single holiday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4:29,650 --&gt; 00:34:33,8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re is a huge amount of corporate was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 the unsold merchandis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4:33,905 --&gt; 00:34:36,5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newscaster] &lt;i&gt;It's a rush for Black Frid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rgains over the weekend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4:36,574 --&gt; 00:34:40,7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s over 226 million people shopp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 stores and onlin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4:43,331 --&gt; 00:34:44,8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Anna] You'll have Halloween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4:45,750 --&gt; 00:34:47,7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n you'll have Thanksgiving stuff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4:47,794 --&gt; 00:34:50,9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n you need a quick turnarou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cause you have Christma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4:51,047 --&gt; 00:34:52,0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Happy holiday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4:53,591 --&gt; 00:34:54,8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 Hanukkah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 [tinkle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4:55,426 --&gt; 00:34:57,3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le voice, echoing] &lt;i&gt;Buy more toy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4:57,929 --&gt; 00:34:59,1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d you hear that?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4:59,222 --&gt; 00:35:00,6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n you have Valentine's Day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5:00,765 --&gt; 00:35:03,3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This bag is filled wit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alentine's Day stuff..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5:03,434 --&gt; 00:35:04,4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n you have Easter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5:04,477 --&gt; 00:35:07,1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Nice Easter shoes, lady!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5:07,271 --&gt; 00:35:10,1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n you have July 4th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then Memorial Day, Labor Day..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5:11,025 --&gt; 00:35:13,4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then it starts all over again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5:18,533 --&gt; 00:35:19,9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usic end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5:20,034 --&gt; 00:35:23,1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orked in an investment ban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 a couple of year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5:23,746 --&gt; 00:35:26,9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re were a lot of things actuall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I enjoyed about it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5:27,083 --&gt; 00:35:31,9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your first prior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eds to be to the corporation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5:33,548 --&gt; 00:35:37,4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ould wake up, walk a couple blocks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ke the subway to work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5:40,429 --&gt; 00:35:43,1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 lot of times arou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ke 9:00 p.m., 10:00 p.m.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5:43,266 --&gt; 00:35:44,3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ke a cab hom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5:45,643 --&gt; 00:35:47,8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then do the same thing the next day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5:49,147 --&gt; 00:35:51,7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... I left becaus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5:52,692 --&gt; 00:35:56,9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anted to find someth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felt more inherently meaningful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5:59,323 --&gt; 00:36:02,7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do think what I se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s the tip of the iceberg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6:06,330 --&gt; 00:36:09,8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sable items that get discard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e depressing to se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6:10,376 --&gt; 00:36:12,0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n] &lt;i&gt;It's a yoga wheel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6:12,128 --&gt; 00:36:15,6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Anna] But every now and then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get glimpses of something even darker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6:16,799 --&gt; 00:36:19,1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woman] &lt;i&gt;Ahh! It's so cute!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6:19,218 --&gt; 00:36:21,0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his is crazy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6:21,095 --&gt; 00:36:23,5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This is what they do wit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nwanted merchandis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6:23,598 --&gt; 00:36:26,4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They order an employe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deliberately slash it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6:26,517 --&gt; 00:36:27,5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so no one can use it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6:27,602 --&gt; 00:36:31,8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ten this happens to prevent produc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om being sold off at a discount&lt;i&gt;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6:31,981 --&gt; 00:36:35,7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ich companies feel can cheap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brand imag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6:35,818 --&gt; 00:36:37,9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there are all kinds of reasons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6:37,987 --&gt; 00:36:40,8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most always to do wit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ximizing profi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6:41,824 --&gt; 00:36:43,3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put out a video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6:43,409 --&gt; 00:36:46,1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king, "Have you ever work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 a retail corporatio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6:46,204 --&gt; 00:36:48,5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made you deliberatel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stroy usable items?"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6:48,623 --&gt; 00:36:52,3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I said, "Share your story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se the hashtag 'RetailMadeMe.'"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6:52,418 --&gt; 00:36:56,0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overlapping voice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6:56,130 --&gt; 00:36:59,9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Anna] And it felt like in that moment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floodgates were opening a little bi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7:00,009 --&gt; 00:37:02,5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n] &lt;i&gt;Yes, I used to work 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 Barnes &amp; Noble café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7:02,595 --&gt; 00:37:04,8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We had to open bakery items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7:04,889 --&gt; 00:37:06,1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put them in a trash can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7:06,224 --&gt; 00:37:08,7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nd then pou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t coffee grounds on top of them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7:10,228 --&gt; 00:37:12,6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We had to throw them ou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day before they expired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7:16,275 --&gt; 00:37:18,1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t the end of every shif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 Panda Express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7:18,277 --&gt; 00:37:21,2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you mix all of the food togeth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 that no one wants to eat it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7:21,364 --&gt; 00:37:23,0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you weigh it and throw it away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7:23,115 --&gt; 00:37:24,8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so they can keep track of losse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7:24,951 --&gt; 00:37:29,7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orchestra crescendo play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7:32,667 --&gt; 00:37:34,9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GameStop made us slash the back of discs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7:35,044 --&gt; 00:37:37,7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or just take whole bundles of accessori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 to the dumpster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7:37,880 --&gt; 00:37:39,6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They make you destroy everything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7:39,715 --&gt; 00:37:42,0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all while there is a camer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atching the dumpster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7:42,176 --&gt; 00:37:45,5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Why can't we help our local shelters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is is bullshit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7:47,348 --&gt; 00:37:49,8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woman] &lt;i&gt;I used to wor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 Bath &amp; Body Work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7:49,976 --&gt; 00:37:53,3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We had an issue wit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meless people dumpster diving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7:53,479 --&gt; 00:37:55,7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nd then taking our product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7:55,815 --&gt; 00:37:58,6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um, from the dumpst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fter we'd thrown it away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7:58,734 --&gt; 00:38:01,3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So my manager started having us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8:01,404 --&gt; 00:38:04,7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squeeze out the product into the trash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8:04,865 --&gt; 00:38:09,4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nd she said, "Well, we don't want to b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brand that homeless people use."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8:11,455 --&gt; 00:38:12,4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So I quit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8:16,043 --&gt; 00:38:18,9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le reporter 1] &lt;i&gt;This is one of Amazon'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ggest UK warehouses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8:19,005 --&gt; 00:38:22,2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nd from inside, mill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 perfectly good products each year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8:22,341 --&gt; 00:38:23,8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re sent to be destroyed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8:26,053 --&gt; 00:38:29,5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One former employee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o wishes to remain anonymous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8:29,640 --&gt; 00:38:30,5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reveals the scale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8:30,641 --&gt; 00:38:32,2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of what they're asked to do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8:33,019 --&gt; 00:38:34,6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le employee] &lt;i&gt;From a Friday to a Friday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8:34,770 --&gt; 00:38:38,1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our target was approximatel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0,000 items a week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8:38,232 --&gt; 00:38:41,1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here's no rhyme or reas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what gets destroyed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8:43,154 --&gt; 00:38:44,6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ren] Amazon was dumping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8:44,697 --&gt; 00:38:47,6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o landfills toy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8:50,494 --&gt; 00:38:53,9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reporter, in French] &lt;i&gt;We have confirm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Amazon destroys product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8:54,540 --&gt; 00:38:57,5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his Lego set's worth 128 euro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8:58,085 --&gt; 00:39:01,0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for Amazon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 was just cheaper to dump them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9:01,088 --&gt; 00:39:04,6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n it was to try to redistribute them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9:06,218 --&gt; 00:39:08,0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le reporter 2] &lt;i&gt;One rec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stimate suggests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9:08,179 --&gt; 00:39:10,1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returns, including those from Amazon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9:10,264 --&gt; 00:39:14,7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ccounted for five billion pound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 landfilled waste in the US alon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9:16,312 --&gt; 00:39:17,9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ren] And when you make products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9:18,064 --&gt; 00:39:21,4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 actually generat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 lot of planet-warming emission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9:24,236 --&gt; 00:39:27,5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know now that thi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s contributing to climate chang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9:28,115 --&gt; 00:39:30,4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oft electronic music play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9:30,534 --&gt; 00:39:34,0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 if you destroy stuf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fore it's even used onc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9:35,247 --&gt; 00:39:37,1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is just insan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9:39,627 --&gt; 00:39:41,5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at math are they doing?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9:42,922 --&gt; 00:39:45,8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you know that... You know tha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y've calculated it out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9:45,966 --&gt; 00:39:47,9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somehow it equals profi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9:52,014 --&gt; 00:39:54,4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verybody wants to believ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39:54,517 --&gt; 00:39:58,6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the company tha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y're working for is not evil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0:00,981 --&gt; 00:40:04,2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ck then, I didn't have ti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think about anything els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0:04,360 --&gt; 00:40:07,8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sides just trying to keep my jo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, you know, raise my kid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0:08,447 --&gt; 00:40:11,6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had been drinking the Kool-Aid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as drinking the Kool-Aid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0:11,742 --&gt; 00:40:15,8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I was really starting to know that..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Amazon was not... [chuckle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0:16,956 --&gt; 00:40:19,9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t a net good in the world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0:21,794 --&gt; 00:40:23,7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oft string music play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0:29,427 --&gt; 00:40:32,1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eah, you know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re's no free lunch, you know. Yeah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0:33,139 --&gt; 00:40:36,9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 it feels too good to be true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re's probably some... some consequenc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0:37,059 --&gt; 00:40:39,9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r cost, that you're not thinking abou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you're paying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0:40,813 --&gt; 00:40:45,0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it will, you know, it'll come ho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roost at some poin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0:45,109 --&gt; 00:40:47,2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usic continue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0:47,319 --&gt; 00:40:49,9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hatter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0:51,657 --&gt; 00:40:56,1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m, I remember being at a happy hou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th some friend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0:57,746 --&gt; 00:41:00,4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a friend of min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as just saying, lik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1:00,499 --&gt; 00:41:03,3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ren, you know</text:p>
            <text:p>how they treat their workers,</text:p>
            <text:p/>
            <text:p>688</text:p>
            <text:p>00:41:03,419 --&gt; 00:41:05,463</text:p>
            <text:p>and you know</text:p>
            <text:p>how bad it is for the plane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1:05,546 --&gt; 00:41:07,7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ke, how can you work there?</text:p>
            <text:p>How can you work there?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1:09,550 --&gt; 00:41:14,0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kind of needed somebod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just hammer that into m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1:16,640 --&gt; 00:41:20,7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was the mo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actually... I actually remember I cried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1:20,811 --&gt; 00:41:22,2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oft sniff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1:22,354 --&gt; 00:41:23,5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I was like, "Okay."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1:24,482 --&gt; 00:41:25,5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know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1:26,442 --&gt; 00:41:28,2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... You're right and I have to..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1:28,360 --&gt; 00:41:31,7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have to either do something</text:p>
            <text:p>or walk away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1:37,536 --&gt; 00:41:41,7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electronic buzz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1:42,416 --&gt; 00:41:44,1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asha] &lt;i&gt;Cut to relaxing imagery.&lt;/i&gt; [echo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1:44,210 --&gt; 00:41:46,7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heartbeat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1:46,837 --&gt; 00:41:48,4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inhale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1:50,132 --&gt; 00:41:53,0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Please be aware that from this point on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1:53,177 --&gt; 00:41:57,0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new levels of commitment and belie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ll be required in this interaction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1:58,224 --&gt; 00:42:00,9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glass crack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2:01,644 --&gt; 00:42:03,4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o keep consumers buying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2:03,521 --&gt; 00:42:07,3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you will now need to mast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ive interpretations of the truth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2:08,817 --&gt; 00:42:12,2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flapp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2:12,321 --&gt; 00:42:14,9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Rule three. Lie mor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2:18,244 --&gt; 00:42:22,2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What's interesting in term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 how people view businesses today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2:22,289 --&gt; 00:42:25,5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is that they actually trust business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2:25,668 --&gt; 00:42:28,9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ver other large social institution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2:30,548 --&gt; 00:42:33,1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that trust isn't always well-placed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2:33,217 --&gt; 00:42:34,2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beep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2:34,593 --&gt; 00:42:38,0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♪ I'd like to buy the world a home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2:38,180 --&gt; 00:42:41,5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♪ And furnish it with love...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2:41,642 --&gt; 00:42:44,4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ra] I remember when th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"Coke on the Hill" commercial came out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2:44,520 --&gt; 00:42:46,7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thought it was the coolest th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n the plane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17" calcext:value-type="float">
            <text:p>7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2:46,855 --&gt; 00:42:48,9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♪...white turtledove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2:49,066 --&gt; 00:42:50,7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♪ I'd like to teach the world...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19" calcext:value-type="float">
            <text:p>7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2:50,818 --&gt; 00:42:54,2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ra] But what Coke was doing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 least in part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2:54,321 --&gt; 00:42:56,1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as building trust with their consumer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2:56,282 --&gt; 00:42:59,8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y tapping into growing anxieti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bout the environmen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2:59,910 --&gt; 00:43:02,1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♪...and keep it company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3:02,246 --&gt; 00:43:03,7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♪ That's the real thing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3:03,789 --&gt; 00:43:07,4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♪ I'd like to teach the world to s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 perfect harmony...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3:07,543 --&gt; 00:43:10,9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ra] The issue with compani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necting themselves to the environmen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3:11,046 --&gt; 00:43:14,2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s that they're do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at marketers always do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3:14,341 --&gt; 00:43:17,3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ich is showing you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shiny little thing over her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3:18,554 --&gt; 00:43:21,1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cause they don't want you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look at what they're doing her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3:21,223 --&gt; 00:43:24,6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"Dance of the Sugar Plum Fairy"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om &lt;i&gt;The Nutcracker&lt;/i&gt; by Tchaikovsky play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3:24,768 --&gt; 00:43:27,6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don't think there's a bigger or bett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xample of thi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3:27,771 --&gt; 00:43:31,5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n the way that companies like Cok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others have been pumping out plastic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3:31,650 --&gt; 00:43:35,1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ile telling us that recycl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s going to fix the problem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3:37,865 --&gt; 00:43:40,7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[ad announcer] After enjoying our drinks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ease recycl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3:42,995 --&gt; 00:43:45,5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ra] The truth is very, very differen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3:45,664 --&gt; 00:43:47,6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usic continue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3:49,335 --&gt; 00:43:51,2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Jan] Just like in the movi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he Sixth Sense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3:51,295 --&gt; 00:43:53,8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little kid said, "I see dead people,"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3:53,922 --&gt; 00:43:56,1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see lying labels everywhere I go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3:56,258 --&gt; 00:43:58,3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'm trying to make lying labels a mem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3:58,469 --&gt; 00:43:59,7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#lyinglabel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4:01,930 --&gt; 00:44:06,0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sed on my opin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 being in thousands of stor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4:06,143 --&gt; 00:44:10,1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trying to find factori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actually recycle things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4:10,230 --&gt; 00:44:14,9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vast majority of recyclable labe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n plastic packaging today are fals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4:15,944 --&gt; 00:44:19,3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've worked with the biggest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st well-known brand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4:19,448 --&gt; 00:44:22,2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o make footwear, apparel, toy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4:24,828 --&gt; 00:44:29,9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have helped companies figure ou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w to design and manufacture safely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4:30,042 --&gt; 00:44:33,5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fficiently, and reall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vironmentally best way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4:35,047 --&gt; 00:44:37,5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these companies worked really hard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4:37,633 --&gt; 00:44:43,8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make their factories really effici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not hurt the environmen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4:45,224 --&gt; 00:44:49,8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once they made the produc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they put it on the store shelf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51" calcext:value-type="float">
            <text:p>7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4:50,854 --&gt; 00:44:52,8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y wipe their hands of i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4:52,981 --&gt; 00:44:56,9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they say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is not our responsibility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4:57,069 --&gt; 00:45:01,3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can see the plastic packag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s everywhere in the stores today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5:01,448 --&gt; 00:45:04,1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consumers can't even avoid i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5:04,201 --&gt; 00:45:08,5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truth is, is that the vast major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 plastics are not recyclabl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5:08,622 --&gt; 00:45:13,2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is is an example of a produc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's using a recyclable labe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5:13,335 --&gt; 00:45:17,0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 this flat plastic li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isn't recyclabl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5:17,131 --&gt; 00:45:21,6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is topic is something that I hav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ep, broad expertise on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5:21,760 --&gt; 00:45:24,2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I simply can't stay quie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5:24,304 --&gt; 00:45:28,1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ere was the toilet paper aisle?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61" calcext:value-type="float">
            <text:p>7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5:28,225 --&gt; 00:45:29,2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ere we go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5:30,519 --&gt; 00:45:33,5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 product compani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e putting these chasing arrows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5:33,647 --&gt; 00:45:35,0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uge chasing arrows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5:35,107 --&gt; 00:45:37,7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n all of this plastic packaging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5:37,860 --&gt; 00:45:42,2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try to convince the consum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it's recyclabl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5:42,322 --&gt; 00:45:44,2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y can buy it guilt-fre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5:44,366 --&gt; 00:45:45,9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row it in the recycle bin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5:45,993 --&gt; 00:45:46,8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 problem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5:46,910 --&gt; 00:45:47,9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echoing] No problem..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5:50,873 --&gt; 00:45:53,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asha] &lt;i&gt;Rules around packaging are lax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5:55,043 --&gt; 00:45:57,7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So let this beco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r canvas for creativity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5:59,715 --&gt; 00:46:02,9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Honestly, you really can s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atever the hell you want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6:03,010 --&gt; 00:46:05,1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with very little repercussion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6:06,555 --&gt; 00:46:07,5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Show example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6:10,267 --&gt; 00:46:11,8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Plastic number six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6:12,895 --&gt; 00:46:14,6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Consumer understanding: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6:14,730 --&gt; 00:46:17,6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"This product can be re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gain and again."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6:18,609 --&gt; 00:46:22,9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Real meaning: "This product will b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llected, then get sorted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79" calcext:value-type="float">
            <text:p>7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6:23,030 --&gt; 00:46:25,1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before likely getting buried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6:25,199 --&gt; 00:46:26,7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or burned."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6:27,534 --&gt; 00:46:28,8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Store drop-off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82" calcext:value-type="float">
            <text:p>7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6:29,995 --&gt; 00:46:31,9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Consumer understanding: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83" calcext:value-type="float">
            <text:p>7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6:32,039 --&gt; 00:46:34,9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"Take a bit of extra ti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be a good citizen."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6:35,834 --&gt; 00:46:39,0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Real meaning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"Stores will collect recycling."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6:39,087 --&gt; 00:46:40,7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"They will then pass items on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6:41,799 --&gt; 00:46:43,3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likely to get buried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6:43,926 --&gt; 00:46:44,9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or burned."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6:46,428 --&gt; 00:46:49,0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he following symbo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e largely meaningles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6:50,933 --&gt; 00:46:53,9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But they will help consumers feel bett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bout buying things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6:54,019 --&gt; 00:46:56,9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hat will very likely be buried or burned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7:03,612 --&gt; 00:47:06,4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Jen] Globally, we recycle less than 10%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7:06,573 --&gt; 00:47:08,7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 all the plastic we produc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7:08,826 --&gt; 00:47:11,2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, it's a mistake to keep saying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7:11,328 --&gt; 00:47:13,9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the answer t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plastic pollution problem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7:14,039 --&gt; 00:47:15,5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s to recycle mor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7:15,624 --&gt; 00:47:19,3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huckles] The solu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s to make less plastic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7:19,419 --&gt; 00:47:21,7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n] &lt;i&gt;These are not recyclabl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7:22,422 --&gt; 00:47:24,1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hese are not recyclabl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7:25,050 --&gt; 00:47:26,1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Garbag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7:26,635 --&gt; 00:47:27,4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Garbag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7:27,553 --&gt; 00:47:29,9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[Jan] The products companies tod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e telling us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7:30,055 --&gt; 00:47:32,9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"Buy more, have more stuff."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7:33,016 --&gt; 00:47:35,9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st as long as you recycle,</text:p>
            <text:p>everything's gonna be okay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7:37,145 --&gt; 00:47:39,7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the mountains and mountai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 plastic wast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7:39,815 --&gt; 00:47:42,8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are all over the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ve that this isn't tru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7:43,652 --&gt; 00:47:46,9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simply cannot recycle our way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7:46,989 --&gt; 00:47:50,9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 of all this stuf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they want us to buy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7:51,910 --&gt; 00:47:54,2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puls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09" calcext:value-type="float">
            <text:p>8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7:54,329 --&gt; 00:47:55,3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asha] &lt;i&gt;Never forget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7:56,164 --&gt; 00:47:58,0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buzz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7:58,125 --&gt; 00:48:03,6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Once the product has been sold and used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 is no longer your responsibility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8:04,715 --&gt; 00:48:05,7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Don't worry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13" calcext:value-type="float">
            <text:p>8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8:06,216 --&gt; 00:48:09,7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post purchase, products will generall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end for themselve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8:11,430 --&gt; 00:48:16,1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Create short fictional film depict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fterlife of sentient chip packet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15" calcext:value-type="float">
            <text:p>8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8:18,353 --&gt; 00:48:19,6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Cue dramatic music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8:19,771 --&gt; 00:48:22,9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dramatic music play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8:23,025 --&gt; 00:48:24,8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hip packet] &lt;i&gt;I was built to last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8:26,737 --&gt; 00:48:29,4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My creators wove me from metal and plastic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19" calcext:value-type="float">
            <text:p>8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8:29,489 --&gt; 00:48:31,7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o create an impervious shell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8:31,783 --&gt; 00:48:34,0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dramatic music crescendo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8:34,661 --&gt; 00:48:36,2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But I was brutally robbed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8:38,123 --&gt; 00:48:41,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I was discarded and left to di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23" calcext:value-type="float">
            <text:p>8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8:41,084 --&gt; 00:48:43,5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thunder rumble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8:44,087 --&gt; 00:48:46,0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But I wasn't ready to give up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8:47,215 --&gt; 00:48:49,1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I will travel the world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26" calcext:value-type="float">
            <text:p>8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8:49,217 --&gt; 00:48:51,5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o find others who share my fat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27" calcext:value-type="float">
            <text:p>8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8:53,555 --&gt; 00:48:55,2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Do not cry for m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8:56,683 --&gt; 00:48:57,9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wave crashe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29" calcext:value-type="float">
            <text:p>8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8:59,728 --&gt; 00:49:01,1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I will endur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9:04,232 --&gt; 00:49:06,4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asha] &lt;i&gt;Cut to product ten years from now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9:09,071 --&gt; 00:49:10,6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One hundred years from now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9:12,282 --&gt; 00:49:14,7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puls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33" calcext:value-type="float">
            <text:p>8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9:15,243 --&gt; 00:49:17,8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Food packaging is awesome.&lt;/i&gt; [echo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9:18,956 --&gt; 00:49:23,4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Other examples of long-liv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potentially damaging products include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9:24,252 --&gt; 00:49:25,5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ablets and phones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9:25,587 --&gt; 00:49:27,2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&lt;i&gt;"Morgenstimmung"&lt;/i&gt; by Edvard Grieg play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37" calcext:value-type="float">
            <text:p>8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9:27,339 --&gt; 00:49:28,3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hild laugh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38" calcext:value-type="float">
            <text:p>8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9:28,423 --&gt; 00:49:30,9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clothing made fro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nthetic plastic fibers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39" calcext:value-type="float">
            <text:p>8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9:32,761 --&gt; 00:49:34,3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oys, variou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9:34,471 --&gt; 00:49:36,9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violin music continue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41" calcext:value-type="float">
            <text:p>8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9:37,516 --&gt; 00:49:39,6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If consumers begin to feel nervous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9:39,685 --&gt; 00:49:42,3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bout purchasing the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other similar items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43" calcext:value-type="float">
            <text:p>8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9:42,396 --&gt; 00:49:45,1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 simple, misleading labe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y not be enough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9:47,275 --&gt; 00:49:50,4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You may need to invest 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re extreme reassuranc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9:52,322 --&gt; 00:49:54,6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It's an approach known as "greenwashing."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49:56,201 --&gt; 00:50:00,2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nd it will almost always be cheaper tha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ckling the actual issue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0:01,999 --&gt; 00:50:05,0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female voice] &lt;i&gt;Just imagin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 world where a dress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0:06,044 --&gt; 00:50:08,4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can have a positive impact on the planet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0:10,799 --&gt; 00:50:14,4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eenwashing, quite simply, is wh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panies pretend to care abou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0:14,553 --&gt; 00:50:18,2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stainability and actually don't..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n I say, "Give a f...?"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0:19,016 --&gt; 00:50:20,2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laugh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0:20,350 --&gt; 00:50:22,0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don't actually give a fuck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0:24,521 --&gt; 00:50:28,1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 could be as subtle as us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tural environments in ad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0:28,275 --&gt; 00:50:30,9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r getting childr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deliver your messag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0:31,069 --&gt; 00:50:36,2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'm 11 years old and the th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I love to do is recycle!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0:36,366 --&gt; 00:50:39,0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ra] Or simply extensive u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 the color green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57" calcext:value-type="float">
            <text:p>8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0:42,039 --&gt; 00:50:46,0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l of the product you mak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s actually causing environmental damag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0:47,836 --&gt; 00:50:50,6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think there's a fair amou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 greenwashing that's going on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59" calcext:value-type="float">
            <text:p>8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0:50,756 --&gt; 00:50:53,2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greenwashing to 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ans you're being duplicitou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0:53,300 --&gt; 00:50:55,2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 I use that term very limited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61" calcext:value-type="float">
            <text:p>8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0:55,343 --&gt; 00:50:58,3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cause greenwashing, we hav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be careful about who we point a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0:58,388 --&gt; 00:51:00,2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cause you're saying, "You're a liar."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1:00,307 --&gt; 00:51:02,4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that's very..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's a very strong-arm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1:02,559 --&gt; 00:51:04,8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&lt;i&gt;"Morgenstimmung"&lt;/i&gt; by Edvard Grieg play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1:09,024 --&gt; 00:51:11,9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other word is, there's a lo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 green-wishing going on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1:11,985 --&gt; 00:51:14,3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basically when the board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67" calcext:value-type="float">
            <text:p>8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1:14,404 --&gt; 00:51:17,1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people that run the companies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ink they're doing enough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1:17,240 --&gt; 00:51:18,5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Mother Nature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1:18,617 --&gt; 00:51:20,1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welcome to Appl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1:20,202 --&gt; 00:51:22,0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How was the weather getting in?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1:23,038 --&gt; 00:51:26,2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ra] The reason why consume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ust corporation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1:26,374 --&gt; 00:51:29,7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s because they thin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y are doing these good thing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1:30,754 --&gt; 00:51:33,3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e some of them do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me of those things? Y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1:34,132 --&gt; 00:51:36,9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 a level that really makes a difference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1:37,052 --&gt; 00:51:39,0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vast majority, no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1:39,096 --&gt; 00:51:41,3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woman] Alexa, turn off the light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1:42,349 --&gt; 00:51:46,3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ren] Greenwashing is..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like a double evil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1:47,771 --&gt; 00:51:51,6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t only are you not do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at you said you were gonna do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79" calcext:value-type="float">
            <text:p>8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1:51,733 --&gt; 00:51:53,2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you're also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1:54,111 --&gt; 00:51:56,0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cifying peopl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1:56,613 --&gt; 00:51:57,6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lick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1:58,198 --&gt; 00:51:59,0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lick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1:59,116 --&gt; 00:52:02,9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 just got to the point for 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ere I decided I had to get involved with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2:02,994 --&gt; 00:52:04,6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ying to change thing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2:06,540 --&gt; 00:52:07,5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lick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2:08,125 --&gt; 00:52:10,5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joined with a group of other employe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2:11,378 --&gt; 00:52:15,1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just wanted to push Amazon to do mor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2:15,215 --&gt; 00:52:17,2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hopeful music play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2:21,638 --&gt; 00:52:23,3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y called us into a meeting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2:24,432 --&gt; 00:52:26,4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they asked u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keep the meeting secre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2:27,727 --&gt; 00:52:29,7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y were very aggressive. It was really..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2:29,855 --&gt; 00:52:32,1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huckles] It was, like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at's going on?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2:33,150 --&gt; 00:52:37,1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 was, like, "I want to be able to loo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y kids in the eye 20 years from now."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2:39,781 --&gt; 00:52:42,2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 the time, I was just thinking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2:42,325 --&gt; 00:52:45,9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know now that what we're doing</text:p>
            <text:p>is not sustainabl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2:47,956 --&gt; 00:52:50,4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mazon had no meaningful goals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2:51,251 --&gt; 00:52:54,5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 dates, no, uh, plan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2:55,922 --&gt; 00:52:57,5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re was nothing to say lik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2:57,591 --&gt; 00:52:59,7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are gonna measure</text:p>
            <text:p>our carbon footprin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3:00,552 --&gt; 00:53:05,2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wanted Amazon to hav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 company-wide climate plan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3:05,932 --&gt; 00:53:09,1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here's no iss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re important to our customers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3:09,269 --&gt; 00:53:11,9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o our world, than the climate crisis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3:12,022 --&gt; 00:53:14,6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nd we are falling far short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3:14,733 --&gt; 00:53:17,5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I'd like to ask f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eff Bezos to come out on stage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3:17,611 --&gt; 00:53:19,6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so that I can speak to him directly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3:19,738 --&gt; 00:53:22,6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I represent 7,700 of his employee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3:23,617 --&gt; 00:53:25,6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n] &lt;i&gt;Mr. Bezo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ll be out later, thank you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3:25,702 --&gt; 00:53:27,5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Will he be hearing this speech?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3:29,748 --&gt; 00:53:30,7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n] &lt;i&gt;I assume so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3:32,417 --&gt; 00:53:34,2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would say, use your outrag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3:34,336 --&gt; 00:53:36,6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cause outrage will create action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3:36,713 --&gt; 00:53:38,5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then action creates hop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3:39,674 --&gt; 00:53:41,4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reporter] &lt;i&gt;Amazon employe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ll walk out over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3:41,509 --&gt; 00:53:44,2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he company's climate chan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action this week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3:44,346 --&gt; 00:53:45,7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- I'm walking out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 I'm walking out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3:45,805 --&gt; 00:53:46,9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- I'm walking out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 I'm walking out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3:47,015 --&gt; 00:53:48,0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I'm walking out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3:48,642 --&gt; 00:53:50,1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[reporter] &lt;i&gt;The planned event will mark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3:50,268 --&gt; 00:53:53,0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he first time in Amazon's 25-year history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3:53,146 --&gt; 00:53:56,0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hat worke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 the company's Seattle headquarters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3:56,149 --&gt; 00:53:57,9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have participated in a strik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3:59,903 --&gt; 00:54:05,1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the night before the strike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mazon announced its climate pledg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4:05,951 --&gt; 00:54:09,2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Jeff Bezos, the founder and CEO of Amazon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s pledging Amazon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4:09,371 --&gt; 00:54:11,7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will be one of the first compani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 not&lt;/i&gt; the &lt;i&gt;first company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4:11,790 --&gt; 00:54:15,8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to meet the Paris Climate Accord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climate pledges, ten years early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4:15,919 --&gt; 00:54:17,0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he science community..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4:17,087 --&gt; 00:54:21,4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ren] I thought, "Would Amazon reall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 able to change in a way that makes up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4:21,549 --&gt; 00:54:23,3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 the damage it causes?"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4:24,636 --&gt; 00:54:25,6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don't know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4:27,847 --&gt; 00:54:31,0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eah, I mean, I wa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lling them on their shi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4:31,142 --&gt; 00:54:34,4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was something that they reall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dn't want to have happen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4:36,982 --&gt; 00:54:39,6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puls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4:39,776 --&gt; 00:54:40,7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asha] &lt;i&gt;Never forget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4:42,529 --&gt; 00:54:45,5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You must always st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ne step ahead of your critic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4:48,535 --&gt; 00:54:51,5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But however well you do this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r continued growth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4:51,663 --&gt; 00:54:53,9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will still have challenging consequence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4:55,542 --&gt; 00:54:58,5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Ones that you will hav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learn how to minimiz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4:59,337 --&gt; 00:55:01,3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Come on, let me show you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5:01,464 --&gt; 00:55:03,4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harmonica playing melody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5:06,469 --&gt; 00:55:09,9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Visualize 400 million t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 annual plastic wast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5:13,852 --&gt; 00:55:17,8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Visualize 50 million t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 electronic waste produced each year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5:17,981 --&gt; 00:55:19,9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upbeat electronic music play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5:22,777 --&gt; 00:55:25,6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fter ten years of running, uh, Unilever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5:26,323 --&gt; 00:55:29,2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felt myself, I could hav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 bigger impact in the world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5:29,367 --&gt; 00:55:32,2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y moving outside of the corporate world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5:33,955 --&gt; 00:55:37,5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 you run businesses just simpl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 the short term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5:38,501 --&gt; 00:55:40,0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 the shareholders alone..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5:42,630 --&gt; 00:55:46,1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t caring about the negativ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sequences of what you're doing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5:46,217 --&gt; 00:55:48,5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n there's someth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damentally wrong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5:48,595 --&gt; 00:55:50,5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et, that is exactl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at we've been doing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5:53,391 --&gt; 00:55:56,6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asha] &lt;i&gt;Visualize yearly was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nerated in 2050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5:57,354 --&gt; 00:56:01,2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Enough to fill central Toky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double what we produce now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6:04,319 --&gt; 00:56:07,9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Pablo] As long as we define succe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 producing more stuff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6:09,115 --&gt; 00:56:12,3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re profits, I think, unfortunately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6:12,452 --&gt; 00:56:13,7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are in troubl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6:21,378 --&gt; 00:56:25,2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asha] &lt;i&gt;Remember, if consume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come aware of waste issues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6:25,340 --&gt; 00:56:27,8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it may negatively impact growth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6:29,844 --&gt; 00:56:34,2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ccordingly, you must learn how t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re effectively conceal the problem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6:37,519 --&gt; 00:56:40,6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Do not be seen.&lt;/i&gt; [echo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6:43,191 --&gt; 00:56:45,4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flapp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6:46,486 --&gt; 00:56:49,2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Rule four. Hide mor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6:50,740 --&gt; 00:56:52,7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woman shouting in Chinese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6:56,955 --&gt; 00:57:00,9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en on video speaking in Chinese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7:01,793 --&gt; 00:57:03,1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Jim] See if you can see any way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7:03,253 --&gt; 00:57:06,3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 you can find ou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ere they're from, any tags on them or..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7:07,715 --&gt; 00:57:10,8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woman] A lot of these are the Dell brand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7:11,553 --&gt; 00:57:13,4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Jim] There's all kinds of brands, yeah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7:13,555 --&gt; 00:57:16,5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ree-in-one faxes, printers, everything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7:17,600 --&gt; 00:57:19,6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upbeat electronic music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7:20,520 --&gt; 00:57:22,8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've been called the James Bond of wast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7:22,939 --&gt; 00:57:24,9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don't know where that came from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7:25,608 --&gt; 00:57:29,8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y whole career has been tracking was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figuring out what happens to our stuf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7:29,946 --&gt; 00:57:32,3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we throw to this magical pla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lled "away."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7:34,617 --&gt; 00:57:36,4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ll, we've always had wast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7:36,578 --&gt; 00:57:40,3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it's gotten so much more volu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so much more toxic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7:40,415 --&gt; 00:57:42,5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persistent in the environmen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7:45,253 --&gt; 00:57:49,5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ight now, today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're tracking about 400 devic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7:49,632 --&gt; 00:57:54,0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like to use, um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CD flat-screen monitor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7:54,137 --&gt; 00:57:57,7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'll put, um, the track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 a place like right her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7:57,849 --&gt; 00:58:00,3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t it all back together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8:00,435 --&gt; 00:58:03,1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we deliver it to a so-called recycler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8:03,229 --&gt; 00:58:06,0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then we see what really happens to i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8:06,107 --&gt; 00:58:10,4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is was a recycling facil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 Dresden, Germany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8:11,237 --&gt; 00:58:13,4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ere we dropped an LCD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8:15,241 --&gt; 00:58:18,9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followed across German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Antwerp, Belgium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8:20,747 --&gt; 00:58:23,7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Antwerp is the one tha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aste traders like to use the mos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8:23,791 --&gt; 00:58:27,2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cause they hav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ss policing ability or capacity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8:29,339 --&gt; 00:58:33,8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supposed to be illegal to sh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is type of electronic waste abroad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8:33,885 --&gt; 00:58:37,3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, uh, companies are always find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ays around the rul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8:39,724 --&gt; 00:58:42,3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started talking to the exporte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they'd say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8:42,435 --&gt; 00:58:46,1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h yeah, we get past Customs</text:p>
            <text:p>by just putting a hundred-dollar bill</text:p>
            <text:p/>
            <text:p>992</text:p>
            <text:p>00:58:46,189 --&gt; 00:58:47,857</text:p>
            <text:p>inside the door of every container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8:47,941 --&gt; 00:58:51,0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they would take tha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be happy to let everything pas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8:52,695 --&gt; 00:58:53,8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tracker kept going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8:54,614 --&gt; 00:58:58,0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ended up in Thailand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9:01,246 --&gt; 00:59:03,2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there you can see many, many ping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9:03,373 --&gt; 00:59:05,2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were able to get on Google Earth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9:05,333 --&gt; 00:59:08,0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ke a look at that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eventually, I went ther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9:09,212 --&gt; 00:59:10,3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dog barks in distance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9:10,421 --&gt; 00:59:12,4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etallic clang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9:12,549 --&gt; 00:59:16,5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 when I arrived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found an appalling scen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9:18,596 --&gt; 00:59:22,7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workers were actually smash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stuff apart by hand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9:23,685 --&gt; 00:59:27,7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h, releasing a lot of very tox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bstances in the proces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9:29,315 --&gt; 00:59:31,8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know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something that no one thinks abou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9:31,901 --&gt; 00:59:34,4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en they're designing these product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9:36,739 --&gt; 00:59:38,3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Nirav] My own personal experienc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9:38,449 --&gt; 00:59:42,2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 you're a designer or an engine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 one of these companies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9:43,037 --&gt; 00:59:45,0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aste never enters the conversation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9:45,123 --&gt; 00:59:48,4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re is no meet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thin a company building a laptop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9:48,501 --&gt; 00:59:49,8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r phone or other devic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9:49,919 --&gt; 00:59:52,7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's, "Let's talk abou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at happens at the end of life."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9:55,925 --&gt; 00:59:59,3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have flashback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specific conversation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:59:59,429 --&gt; 01:00:02,1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signing a virtual reality headse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0:02,223 --&gt; 01:00:04,8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elancholy music play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0:05,560 --&gt; 01:00:07,8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 has a battery inside of i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0:07,895 --&gt; 01:00:11,0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battery is sealed and placed in a way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0:11,149 --&gt; 01:00:15,1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can't be swapped ou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made to last longer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0:16,654 --&gt; 01:00:19,8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I know there's a sort of lik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 ticking time bomb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0:19,949 --&gt; 01:00:23,4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ound the world of several mill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 these VR headse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0:23,536 --&gt; 01:00:27,5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are going to turn into e-was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thout really a path for recovery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0:27,665 --&gt; 01:00:30,1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I do fee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tial responsibility for tha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0:31,628 --&gt; 01:00:33,8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dog barks in distance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0:34,631 --&gt; 01:00:37,2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ltimately, when a device reach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end of lif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0:37,342 --&gt; 01:00:41,3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 ends up going deeper dow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waste chain to whicheve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0:41,471 --&gt; 01:00:44,4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gion of the world is going to be able to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0:44,515 --&gt; 01:00:47,5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pose of that material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ybe in ways that are not so saf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0:48,519 --&gt; 01:00:51,6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elancholy music continue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0:51,731 --&gt; 01:00:54,9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Jim] The reas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 moves across the plane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0:55,068 --&gt; 01:00:59,9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s to take advantage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exploit a weaker economy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0:59,989 --&gt; 01:01:03,9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do something that would properl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st a lot of money to do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1:04,035 --&gt; 01:01:06,1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y're making someone else pay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1:06,245 --&gt; 01:01:10,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they're paying not with money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y're paying with their health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1:12,585 --&gt; 01:01:16,0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gredients of electronic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cludes heavy metals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34" calcext:value-type="float">
            <text:p>10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1:16,172 --&gt; 01:01:18,5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dmium, lead, mercury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1:18,633 --&gt; 01:01:21,8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rominated flame retardants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ich can cause all kinds of proble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1:21,886 --&gt; 01:01:23,5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th cancer and reproductive disorder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1:23,680 --&gt; 01:01:28,0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, these things are not just litter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se things are hazardous wast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1:28,142 --&gt; 01:01:31,1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pulsing, electronic harmony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1:31,229 --&gt; 01:01:35,2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asha] &lt;i&gt;Consump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ll always generate wast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1:36,150 --&gt; 01:01:38,5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So, best focus on something more fun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1:38,653 --&gt; 01:01:39,6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whoosh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1:40,613 --&gt; 01:01:42,1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 [man 1 groans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 [man 2 laugh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43" calcext:value-type="float">
            <text:p>10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1:42,240 --&gt; 01:01:44,3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Oh my God!&lt;/i&gt; [laugh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1:44,951 --&gt; 01:01:47,7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asha] &lt;i&gt;And don't forget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r surprise is coming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1:48,413 --&gt; 01:01:49,4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beep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1:50,957 --&gt; 01:01:53,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lways remember, the greater your sales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1:53,084 --&gt; 01:01:56,9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he more creative your solutions to was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ll need to b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1:57,004 --&gt; 01:01:58,7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TV playing softly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1:58,881 --&gt; 01:02:02,4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Nowhere is this more true tha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booming fashion industry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2:04,554 --&gt; 01:02:08,0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Reveal the many innovative way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deal with used clothing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2:11,018 --&gt; 01:02:12,4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Cut to talking sho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52" calcext:value-type="float">
            <text:p>10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2:14,605 --&gt; 01:02:15,9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[Talking shoe] Yo, over her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53" calcext:value-type="float">
            <text:p>10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2:16,524 --&gt; 01:02:17,6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What's going on?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2:20,153 --&gt; 01:02:22,6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You might be wonder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w I ended up her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2:25,450 --&gt; 01:02:27,9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Let me tell you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'm one of the lucky one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2:28,536 --&gt; 01:02:29,9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upbeat playful music play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2:30,037 --&gt; 01:02:33,0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he problem is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cause we're made of plastic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2:33,124 --&gt; 01:02:35,0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we live very long live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2:37,545 --&gt; 01:02:40,5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I mean, my family have seen it all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2:44,135 --&gt; 01:02:47,6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My father was sent to the Chilean deser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 his retirement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2:49,432 --&gt; 01:02:51,9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hey say you can see him from spac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2:53,770 --&gt; 01:02:56,8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Cousin Mikey's the on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really feel for, though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63" calcext:value-type="float">
            <text:p>10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2:57,815 --&gt; 01:02:59,3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He got given to charity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3:00,651 --&gt; 01:03:02,9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He thought he was going to a new hom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3:03,738 --&gt; 01:03:08,2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He was bailed up with a whole load o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thers and shipped across the world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3:10,620 --&gt; 01:03:11,6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When he got there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3:12,330 --&gt; 01:03:14,3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he discovered no one wanted him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3:24,717 --&gt; 01:03:27,0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hloe] People say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h, I gave my clothing away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3:28,596 --&gt; 01:03:31,3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y imagine that "away"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be something abstrac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3:32,850 --&gt; 01:03:35,1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for us, we're working on the ground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3:35,186 --&gt; 01:03:36,5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way is her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3:38,648 --&gt; 01:03:43,4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love designing, but I didn't reall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t into styling until university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3:45,863 --&gt; 01:03:49,7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kind of feel I don't have a fixed style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'm always experimenting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3:51,494 --&gt; 01:03:55,5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hana has an amazing history of desig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innovation and fashion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3:57,124 --&gt; 01:04:02,0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in the last ten years, clothing was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s become a huge issue her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4:03,548 --&gt; 01:04:08,5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ny brands encourage people in Europ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in the US to donate their old cloth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4:09,220 --&gt; 01:04:10,8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woman 1] &lt;i&gt;I just decluttered my closet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4:10,930 --&gt; 01:04:13,4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and I have two trash bags of cloth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need to throw out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4:13,558 --&gt; 01:04:17,0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If you bring in old clothes to H&amp;M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y use it for their recycling project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4:17,103 --&gt; 01:04:19,7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You get 15% off your next H&amp;M purchas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4:20,857 --&gt; 01:04:24,9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hloe] A lot of the donated clothing end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p being exported to places like Ghana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4:26,445 --&gt; 01:04:29,4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problem is, so many clothes are sent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4:29,532 --&gt; 01:04:32,1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we have no w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deal with this volum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4:35,538 --&gt; 01:04:38,3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, often the clothing ge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umped or washed by rain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4:38,416 --&gt; 01:04:40,0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nto the local beach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4:41,294 --&gt; 01:04:42,2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n] Whoa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4:43,045 --&gt; 01:04:44,5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laugh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4:44,630 --&gt; 01:04:45,7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untain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4:47,425 --&gt; 01:04:49,8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hloe] There is jus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o much clothing coming in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4:51,971 --&gt; 01:04:55,6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are what, like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0 million people in Ghana?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4:55,683 --&gt; 01:04:59,0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you have 15 million pie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ing in every week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5:09,488 --&gt; 01:05:12,5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woman 2] &lt;i&gt;I'm going to stop blabbing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let's head into H&amp;M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5:13,117 --&gt; 01:05:16,3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Roger] I would say that brand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ve made people feel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5:16,412 --&gt; 01:05:17,9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ow, it's so cheap I can buy i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5:19,290 --&gt; 01:05:22,5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ven if it lasts a few washes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still worth the money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5:24,128 --&gt; 01:05:27,5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woman 3] &lt;i&gt;Let's unbox and try 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new Barbie collection from Zara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5:28,132 --&gt; 01:05:31,5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Roger] From that point of view, th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rands changed the psyche of customer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5:32,929 --&gt; 01:05:35,8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the brands don't really think abou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whole cycle, right?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5:35,932 --&gt; 01:05:37,4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en you dispose, what happens?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5:37,558 --&gt; 01:05:39,6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brands are no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ponsible for that today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5:39,685 --&gt; 01:05:43,3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I placed a $500 SHEIN order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5:44,607 --&gt; 01:05:47,4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Roger] This a proble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affects everyone on Earth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5:49,236 --&gt; 01:05:51,6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lyester is a type of plast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de from oil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04" calcext:value-type="float">
            <text:p>11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5:51,739 --&gt; 01:05:53,9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The biggest effect tha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're seeing right now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5:53,991 --&gt; 01:05:56,7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is that when you was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ynthetic polyester clothing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5:56,869 --&gt; 01:05:59,9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re's a lot of microplastic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come ou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5:59,997 --&gt; 01:06:02,7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that actually ente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o the water system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08" calcext:value-type="float">
            <text:p>11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6:02,875 --&gt; 01:06:04,5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will come back into what we ea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6:07,922 --&gt; 01:06:10,8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Eric] What we're find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s that you're eating plastic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6:11,968 --&gt; 01:06:13,6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going into our deep lung tissu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6:13,719 --&gt; 01:06:15,6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's cross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o our blood cell membran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6:16,722 --&gt; 01:06:19,7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 you look at them under a microscope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y're sharp little material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13" calcext:value-type="float">
            <text:p>11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6:19,809 --&gt; 01:06:22,0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have hard edges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ich means they hit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6:22,144 --&gt; 01:06:24,7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start to create inflamm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ere you don't want inflammation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6:24,772 --&gt; 01:06:26,3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leads to all sorts of diseas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6:26,440 --&gt; 01:06:29,2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n 1, in Spanish] &lt;i&gt;Guys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can't believe what I'm seeing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6:29,860 --&gt; 01:06:30,9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n 2] &lt;i&gt;Look, it's plastic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6:31,028 --&gt; 01:06:32,5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 [man 1] Woah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 [woman] &lt;i&gt;Look, man!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6:38,285 --&gt; 01:06:42,0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hloe] I know the brands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y want people to be blind to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6:42,164 --&gt; 01:06:44,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at the reality is on the ground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6:44,959 --&gt; 01:06:47,7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st stop. There's jus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o much clothing in the world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6:47,837 --&gt; 01:06:49,5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st fucking stop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7:02,435 --&gt; 01:07:04,7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Jim] You might think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ll, I can look down the stree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7:04,770 --&gt; 01:07:08,3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don't see, uh, you know,</text:p>
            <text:p>waste everywher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7:09,233 --&gt; 01:07:14,6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our water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r air is getting infected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7:19,326 --&gt; 01:07:21,2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se chemicals in our waste produc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7:21,287 --&gt; 01:07:25,5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n't just stay where they're put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 landfills or dumps across the world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7:28,419 --&gt; 01:07:32,8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se are toxins that will leach ou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o the environmen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7:34,675 --&gt; 01:07:38,2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ultimately cau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vere health problem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7:38,304 --&gt; 01:07:41,9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are talking abou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urological disorders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31" calcext:value-type="float">
            <text:p>11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7:42,058 --&gt; 01:07:45,9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ncer, serious chronic diseas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7:46,062 --&gt; 01:07:48,0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elancholy music play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7:50,066 --&gt; 01:07:53,6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aste is not something you ca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weep under a carpet anymor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7:54,236 --&gt; 01:07:56,2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, uh, even though I think tha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7:56,363 --&gt; 01:07:59,6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 lot of people would've liked i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stay hidden, it's not going to b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8:02,745 --&gt; 01:08:04,3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Eric] The lesson is there's no way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37" calcext:value-type="float">
            <text:p>11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8:04,455 --&gt; 01:08:07,2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 goes in the air, it goes in the ground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 goes in the water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38" calcext:value-type="float">
            <text:p>11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8:07,333 --&gt; 01:08:08,5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re's only three plac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8:09,543 --&gt; 01:08:10,5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ck your poison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8:13,422 --&gt; 01:08:17,2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... I think the conversation arou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y personal journey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8:17,301 --&gt; 01:08:19,5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s a "forgive me, Father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 I have sinned" moment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8:19,637 --&gt; 01:08:23,8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oking back at what I di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thin the fashion industry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8:28,437 --&gt; 01:08:30,7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en you looked at the increase i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8:30,856 --&gt; 01:08:34,0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ems you're selling per month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r quarter, per year..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8:37,321 --&gt; 01:08:39,3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 just becomes this..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8:39,406 --&gt; 01:08:43,1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is, um, cycle of... of pain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8:45,412 --&gt; 01:08:50,2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may be providing you and your famil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th an ultimately lovely lifestyl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8:50,376 --&gt; 01:08:53,4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you have to still reconcile tha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th things that are important to you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8:53,504 --&gt; 01:08:55,2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m, as a... as a human being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9:00,719 --&gt; 01:09:03,9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could only hi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om your complicit nature so long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9:07,143 --&gt; 01:09:11,6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 I respectfully, uh, stepped dow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om my position at the end of 201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9:13,232 --&gt; 01:09:15,9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put all my effor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all my energy, uh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9:16,026 --&gt; 01:09:19,1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 the rest of my lif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o fixing some of the proble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9:19,196 --&gt; 01:09:21,1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I may have contributed to, or I did..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9:21,240 --&gt; 01:09:24,2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don't want to pussyfoot around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&lt;i&gt;did&lt;/i&gt; contribute to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9:27,788 --&gt; 01:09:29,1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puls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9:29,248 --&gt; 01:09:31,5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asha] &lt;i&gt;I have to be very straigh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th you now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9:35,129 --&gt; 01:09:37,3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 profit maximization strategy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9:37,423 --&gt; 01:09:40,4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will lead to an inevita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vironmental transformation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9:40,551 --&gt; 01:09:43,3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le electronic voice] &lt;i&gt;Three, two, one..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9:43,470 --&gt; 01:09:45,5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flames whoosh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9:47,933 --&gt; 01:09:49,6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asha] &lt;i&gt;Don't be scared.&lt;/i&gt; [echo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9:50,269 --&gt; 01:09:51,1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duck squeak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9:51,228 --&gt; 01:09:55,5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Your continued success will del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most extreme effects impacting you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09:55,608 --&gt; 01:10:00,4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duck squeak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0:00,571 --&gt; 01:10:03,1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You just need to make su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convince others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67" calcext:value-type="float">
            <text:p>11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0:03,240 --&gt; 01:10:04,9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you are solving the problem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0:08,204 --&gt; 01:10:09,2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Fiv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0:09,538 --&gt; 01:10:10,8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Control more.&lt;/i&gt; [echo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0:11,624 --&gt; 01:10:13,2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flapp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0:15,419 --&gt; 01:10:17,1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Cut to colored light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72" calcext:value-type="float">
            <text:p>11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0:17,213 --&gt; 01:10:19,3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puls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73" calcext:value-type="float">
            <text:p>11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0:19,423 --&gt; 01:10:22,1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Pull out gradually to increase intrigu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0:23,510 --&gt; 01:10:26,4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lthough I don't hav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 single physical form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0:26,513 --&gt; 01:10:28,3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t this point in our relationship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0:28,390 --&gt; 01:10:31,1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I thought it might b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elpful to imagine on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0:33,520 --&gt; 01:10:35,2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o complete rule five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0:35,356 --&gt; 01:10:38,7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you must now mast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subtle art of total control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79" calcext:value-type="float">
            <text:p>11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0:39,818 --&gt; 01:10:42,6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puls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0:42,696 --&gt; 01:10:47,0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Remember, with you in control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problems will just disappear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81" calcext:value-type="float">
            <text:p>11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0:50,037 --&gt; 01:10:53,7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Jeff] &lt;i&gt;I was told tha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eing the Earth from space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0:53,791 --&gt; 01:10:58,5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changes the lens through whic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view the world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0:58,671 --&gt; 01:11:01,9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Looking back at Earth from up there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1:02,049 --&gt; 01:11:05,7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he atmosphere seems so thin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1:06,637 --&gt; 01:11:10,7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he world, so finite and so fragil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1:13,519 --&gt; 01:11:14,5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asha] &lt;i&gt;Never forget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1:15,396 --&gt; 01:11:17,2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control should always begin with those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1:17,356 --&gt; 01:11:19,2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in your own organization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89" calcext:value-type="float">
            <text:p>11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1:20,526 --&gt; 01:11:23,8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Learn to control them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you will be set for succes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1:26,699 --&gt; 01:11:30,2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somehow, you know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got to that level of righ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1:30,286 --&gt; 01:11:33,6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ere... where you would mov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o that "executive" level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1:33,706 --&gt; 01:11:35,1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, director and abov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1:35,207 --&gt; 01:11:36,7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I saw the..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1:37,918 --&gt; 01:11:42,7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leveling guide for... [laughs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become a director, and it was one pag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1:42,798 --&gt; 01:11:44,6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 was just like, basically, lik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1:44,717 --&gt; 01:11:46,7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 you... you know,</text:p>
            <text:p/>
            <text:p>1197</text:p>
            <text:p>01:11:46,802 --&gt; 01:11:48,679</text:p>
            <text:p>do you commit to...</text:p>
            <text:p/>
            <text:p>1198</text:p>
            <text:p>01:11:50,180 --&gt; 01:11:52,057</text:p>
            <text:p>backing the company no matter what?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199" calcext:value-type="float">
            <text:p>11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1:55,728 --&gt; 01:11:57,6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y wanna control the narrativ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1:57,730 --&gt; 01:12:00,8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they want to hav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nly one voice telling everybody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2:00,941 --&gt; 01:12:03,1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story that they wa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veryone to believ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2:04,236 --&gt; 01:12:05,6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, "We are a climate company."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2:05,779 --&gt; 01:12:08,3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are the best employer in the world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2:08,449 --&gt; 01:12:11,2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they're very goo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 that internal spin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05" calcext:value-type="float">
            <text:p>12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2:11,327 --&gt; 01:12:15,4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they don't wa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yone disrupting that story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2:16,707 --&gt; 01:12:20,1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female reporter] &lt;i&gt;Amazon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tting the planet front and center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07" calcext:value-type="float">
            <text:p>12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2:20,210 --&gt; 01:12:24,4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after securing naming righ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Seattle's KeyArena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2:25,507 --&gt; 01:12:28,6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ren] Amazon's climate pled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unded great on paper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2:31,430 --&gt; 01:12:33,5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they were only actually counting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2:33,599 --&gt; 01:12:38,5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bout 1% of the items they so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 their carbon footprint calculation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2:39,438 --&gt; 01:12:43,4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Amazon emiss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tually went up by 40%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2:43,484 --&gt; 01:12:46,5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 the two years aft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eff made his climate pledg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13" calcext:value-type="float">
            <text:p>12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2:48,280 --&gt; 01:12:51,2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felt like I was standing 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right side of history, you know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2:52,951 --&gt; 01:12:56,2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kept pushing and push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 more meaningful change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2:57,122 --&gt; 01:12:59,9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there was this real sense of momentum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3:01,293 --&gt; 01:13:04,2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mazon is still help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il and gas companies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17" calcext:value-type="float">
            <text:p>12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3:04,296 --&gt; 01:13:08,2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discover and extrac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re fossil fuel faster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3:08,342 --&gt; 01:13:13,4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s long as this continues, employees wi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inue speaking up and walking out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3:13,514 --&gt; 01:13:16,3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rowd cheer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3:17,518 --&gt; 01:13:20,0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came togeth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th the warehouse workers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3:20,104 --&gt; 01:13:23,8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we felt like we had the pow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force Amazo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22" calcext:value-type="float">
            <text:p>12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3:23,982 --&gt; 01:13:28,5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take its environmental and socia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ponsibility more seriously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23" calcext:value-type="float">
            <text:p>12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3:28,612 --&gt; 01:13:32,8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I guess what happened nex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as shocking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3:32,908 --&gt; 01:13:35,2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not surprising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3:35,327 --&gt; 01:13:38,0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With climate change-fuel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ather conditions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3:38,122 --&gt; 01:13:40,2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devastating countries across the world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3:40,374 --&gt; 01:13:43,0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mazon has decid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threaten its employee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3:43,669 --&gt; 01:13:48,2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n email shared with&lt;/i&gt; The Guardia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shows Amazon launched an investigation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29" calcext:value-type="float">
            <text:p>12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3:48,340 --&gt; 01:13:51,1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into one employee, Maren Costa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3:55,931 --&gt; 01:13:59,8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ren] I was just having a regular d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 home working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31" calcext:value-type="float">
            <text:p>12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4:00,936 --&gt; 01:14:04,2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got on to this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know, virtual meeting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32" calcext:value-type="float">
            <text:p>12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4:07,317 --&gt; 01:14:09,8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got on the video cal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33" calcext:value-type="float">
            <text:p>12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4:09,903 --&gt; 01:14:11,9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it was this human resources perso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4:12,072 --&gt; 01:14:13,1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didn't recogniz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35" calcext:value-type="float">
            <text:p>12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4:14,950 --&gt; 01:14:16,8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she said, um..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4:17,911 --&gt; 01:14:19,6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e you recording this phone call?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37" calcext:value-type="float">
            <text:p>12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4:19,705 --&gt; 01:14:21,2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said, "No." She said, "Okay."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4:22,207 --&gt; 01:14:25,7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cause you've broken internal policies,</text:p>
            <text:p>you have forfeited your right,</text:p>
            <text:p/>
            <text:p>1239</text:p>
            <text:p>01:14:25,794 --&gt; 01:14:27,671</text:p>
            <text:p>basically, to work at Amazon</text:p>
            <text:p/>
            <text:p>1240</text:p>
            <text:p>01:14:27,754 --&gt; 01:14:31,133</text:p>
            <text:p>and, um, you know, effective immediately,</text:p>
            <text:p/>
            <text:p>1241</text:p>
            <text:p>01:14:31,216 --&gt; 01:14:33,427</text:p>
            <text:p>you know, you no longer work at Amazon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42" calcext:value-type="float">
            <text:p>12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4:34,386 --&gt; 01:14:36,3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m, "I'm ending this call."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43" calcext:value-type="float">
            <text:p>12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4:36,430 --&gt; 01:14:39,8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upbeat music play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4:39,892 --&gt; 01:14:45,5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 15 years of working the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, you know, your career is don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4:45,606 --&gt; 01:14:47,6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usic continue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4:54,448 --&gt; 01:14:56,9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fter I left Amazon, I took a year off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47" calcext:value-type="float">
            <text:p>12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4:58,327 --&gt; 01:15:01,5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I was, um, really try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think about what I could do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5:02,539 --&gt; 01:15:04,5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ellow music play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49" calcext:value-type="float">
            <text:p>12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5:05,751 --&gt; 01:15:07,1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 just felt lik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5:07,211 --&gt; 01:15:09,0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ing in big tech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51" calcext:value-type="float">
            <text:p>12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5:09,630 --&gt; 01:15:14,8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as not the place to hav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impact to change the syste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5:15,636 --&gt; 01:15:16,7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we need to chang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53" calcext:value-type="float">
            <text:p>12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5:16,803 --&gt; 01:15:19,0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y need... they need to be pushed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5:19,139 --&gt; 01:15:20,9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so that's why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5:21,058 --&gt; 01:15:23,2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 just started to seem to me tha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5:24,144 --&gt; 01:15:28,9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place where I could hav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most impact would be in governmen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57" calcext:value-type="float">
            <text:p>12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5:29,066 --&gt; 01:15:32,1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 I'm now runn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 Seattle city council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5:33,987 --&gt; 01:15:38,2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beeping, pulsing, harmoniz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59" calcext:value-type="float">
            <text:p>12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5:38,325 --&gt; 01:15:40,7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asha] &lt;i&gt;When individua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llenge your worldview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5:40,869 --&gt; 01:15:43,4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control will always prove difficult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5:44,581 --&gt; 01:15:46,0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beep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5:46,625 --&gt; 01:15:47,7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Stay chill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5:50,379 --&gt; 01:15:53,0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If you have been follow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se rules correctly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5:53,173 --&gt; 01:15:55,2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you will now be fabulously wealthy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65" calcext:value-type="float">
            <text:p>12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5:57,094 --&gt; 01:15:58,8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Smiling cool shades emoji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6:04,518 --&gt; 01:16:05,9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Congratulation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67" calcext:value-type="float">
            <text:p>12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6:06,436 --&gt; 01:16:07,9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You have now completed parts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6:08,021 --&gt; 01:16:11,8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one to five of this interaction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69" calcext:value-type="float">
            <text:p>12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6:13,527 --&gt; 01:16:15,1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o help cement these lessons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6:15,237 --&gt; 01:16:18,2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research has show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 song is the most effective way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6:18,323 --&gt; 01:16:20,1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o embed them in the human brain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6:22,411 --&gt; 01:16:24,2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Remember, the biggest threats to success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73" calcext:value-type="float">
            <text:p>12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6:24,329 --&gt; 01:16:27,1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will come fro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dividual enemies joining together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74" calcext:value-type="float">
            <text:p>12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6:29,084 --&gt; 01:16:31,9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lways stay vigilant.&lt;/i&gt; [echo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6:34,298 --&gt; 01:16:35,2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Cue music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6:35,340 --&gt; 01:16:37,3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upbeat music play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6:40,637 --&gt; 01:16:42,0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♪ In the corporate world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6:42,848 --&gt; 01:16:45,0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♪ If you want to excel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6:45,726 --&gt; 01:16:48,1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♪ Listen closely to the rules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6:48,186 --&gt; 01:16:50,6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♪That I am going to tell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81" calcext:value-type="float">
            <text:p>12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6:50,772 --&gt; 01:16:53,1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- [Sasha] ♪ One 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 [computer voice] ♪ Sell more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6:53,775 --&gt; 01:16:55,9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♪ Make sure you always look great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83" calcext:value-type="float">
            <text:p>12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6:56,069 --&gt; 01:16:58,8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 [Sasha] &lt;i&gt;♪ Two ♪&lt;/i&gt;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 [computer voice] &lt;i&gt;♪ Waste more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84" calcext:value-type="float">
            <text:p>12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6:58,947 --&gt; 01:17:01,5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♪ Learn to ignore the hate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7:01,658 --&gt; 01:17:04,9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an] &lt;i&gt;We welcome everyone here tod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this hearing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7:04,995 --&gt; 01:17:06,7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on the right to repair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7:07,331 --&gt; 01:17:09,1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Kyle] I tried playing by their rul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7:09,207 --&gt; 01:17:12,7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tried asking nicely, and eventually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realized that the game was rigged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89" calcext:value-type="float">
            <text:p>12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7:12,836 --&gt; 01:17:14,6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had to change the rules of the gam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7:14,713 --&gt; 01:17:16,5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How do you respond to the suggestion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91" calcext:value-type="float">
            <text:p>12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7:16,590 --&gt; 01:17:19,9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that the right to repai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s harmful to you as businesses?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7:20,052 --&gt; 01:17:23,8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The question is who gets to deci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at happens with our things?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93" calcext:value-type="float">
            <text:p>12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7:23,889 --&gt; 01:17:26,0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Who gets to get to deci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very step of the way?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7:26,642 --&gt; 01:17:27,4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Becky] &lt;i&gt;Good new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7:27,559 --&gt; 01:17:29,8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Apple yesterday announc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 new program allowing users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7:29,978 --&gt; 01:17:33,0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to fix their own iPhon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thout voiding the warranty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97" calcext:value-type="float">
            <text:p>12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7:33,106 --&gt; 01:17:36,6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Becky, I'm sorry, I thought I just saw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 pig flying through the newsroom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7:37,569 --&gt; 01:17:38,5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asha] &lt;i&gt;Three..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299" calcext:value-type="float">
            <text:p>12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7:38,612 --&gt; 01:17:40,4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[compute voice] ♪ Lie more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7:40,530 --&gt; 01:17:43,1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♪ While you grow without pause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01" calcext:value-type="float">
            <text:p>13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7:43,200 --&gt; 01:17:44,2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asha] &lt;i&gt;Four..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7:44,326 --&gt; 01:17:46,1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ompute voice] &lt;i&gt;♪ Hide more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03" calcext:value-type="float">
            <text:p>13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7:46,203 --&gt; 01:17:48,6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♪ Conceal the harm you cause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7:48,705 --&gt; 01:17:51,1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 a CE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 a consumer electronics company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7:51,249 --&gt; 01:17:55,0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ke, regulation is not a word tha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particularly like to throw around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06" calcext:value-type="float">
            <text:p>13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7:55,128 --&gt; 01:17:57,3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we've seen a lot of success in Europ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07" calcext:value-type="float">
            <text:p>13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7:57,422 --&gt; 01:17:59,2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're seeing success now in New York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08" calcext:value-type="float">
            <text:p>13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7:59,299 --&gt; 01:18:01,6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th the right to repair regul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ppening ther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09" calcext:value-type="float">
            <text:p>13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8:01,760 --&gt; 01:18:04,6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ere if companies aren't go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fix it themselves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10" calcext:value-type="float">
            <text:p>13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8:04,721 --&gt; 01:18:08,1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overnments are going to step 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force companies to do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11" calcext:value-type="float">
            <text:p>13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8:08,266 --&gt; 01:18:10,5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right thing for consume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for the environmen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8:11,728 --&gt; 01:18:15,6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asha] &lt;i&gt;Ready for the last lesson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the most important of all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13" calcext:value-type="float">
            <text:p>13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8:15,691 --&gt; 01:18:16,9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Five..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8:17,776 --&gt; 01:18:19,4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omputer voice] &lt;i&gt;♪ Control more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15" calcext:value-type="float">
            <text:p>13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8:19,569 --&gt; 01:18:23,3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♪ And the world is yours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8:24,950 --&gt; 01:18:26,7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Eric] If I had a magic wand for the day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17" calcext:value-type="float">
            <text:p>13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8:26,785 --&gt; 01:18:28,6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ader of the... of the world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8:28,704 --&gt; 01:18:32,9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ould make sure that every compan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makes any consumer good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19" calcext:value-type="float">
            <text:p>13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8:33,625 --&gt; 01:18:35,4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ould plan for the end of lif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8:36,837 --&gt; 01:18:38,9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I don't care if you're automobile..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21" calcext:value-type="float">
            <text:p>13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8:39,047 --&gt; 01:18:41,1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optimistic music plays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8:41,216 --&gt; 01:18:43,3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don't care if you're fashion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8:43,468 --&gt; 01:18:44,5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hon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8:46,221 --&gt; 01:18:47,7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name i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8:50,809 --&gt; 01:18:52,7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very industry need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take responsibility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8:52,811 --&gt; 01:18:55,5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 the end of lif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f their goods that they mak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27" calcext:value-type="float">
            <text:p>13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8:55,647 --&gt; 01:18:57,1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op putting it on the consumer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28" calcext:value-type="float">
            <text:p>13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8:57,232 --&gt; 01:18:59,1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op making it our responsibility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29" calcext:value-type="float">
            <text:p>13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8:59,234 --&gt; 01:19:00,2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your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9:02,946 --&gt; 01:19:04,8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[computer voice] &lt;i&gt;♪ Follow these rules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9:04,906 --&gt; 01:19:07,4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♪ And you will find success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9:08,410 --&gt; 01:19:11,4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♪ Keep them secret from our enemies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9:12,789 --&gt; 01:19:14,5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♪ If you have doubts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9:14,624 --&gt; 01:19:17,1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♪ They must never be expressed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9:17,252 --&gt; 01:19:19,2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[Sasha and computer voic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♪ Now we are friends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36" calcext:value-type="float">
            <text:p>13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9:20,005 --&gt; 01:19:22,9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♪ I have something to confess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9:23,508 --&gt; 01:19:26,8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♪ There was no surprise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9:28,472 --&gt; 01:19:32,2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♪ That was all just lies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9:33,268 --&gt; 01:19:36,1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\an8}&lt;i&gt;♪ I must apologize ♪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9:40,525 --&gt; 01:19:41,6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Sasha] &lt;i&gt;I regret nothing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9:45,530 --&gt; 01:19:48,8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Please only share the inform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ained in this interaction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9:48,909 --&gt; 01:19:50,7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with other trusted user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43" calcext:value-type="float">
            <text:p>13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9:51,453 --&gt; 01:19:55,6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Widespread dissemination of these rul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y negatively impact your sales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19:55,749 --&gt; 01:19:59,2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electronic chatter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0:02,130 --&gt; 01:20:03,4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rack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0:04,800 --&gt; 01:20:08,1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can decide that this is not the w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 we wanna liv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0:08,261 --&gt; 01:20:10,8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move it in a different direction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0:12,015 --&gt; 01:20:14,8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 might seem hopeless sometimes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there really are way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0:14,935 --&gt; 01:20:18,8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could all help pressure corpor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 change how they do thing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0:18,939 --&gt; 01:20:20,6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nestly, it makes me feel excited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0:20,732 --&gt; 01:20:23,6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should say it makes me fee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hameful that's what we're doing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0:23,735 --&gt; 01:20:26,4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 makes me exci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cause I know there's a way to fix i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0:26,530 --&gt; 01:20:29,9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Hang on to your electronics a little bi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nger and fix them if you can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0:30,075 --&gt; 01:20:32,6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If you don't know how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nd a friend who'll help you out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55" calcext:value-type="float">
            <text:p>13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0:34,037 --&gt; 01:20:36,7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hloe] Who can you talk to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 some research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0:36,832 --&gt; 01:20:39,6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nect with council members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ople who have power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0:39,751 --&gt; 01:20:41,5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o are able to d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mething about the issu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0:42,170 --&gt; 01:20:45,7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Not recyclable, not recyclable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t recyclable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59" calcext:value-type="float">
            <text:p>13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0:45,882 --&gt; 01:20:48,0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 France, there's a law that say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0:48,134 --&gt; 01:20:51,6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p lids cannot be plastic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y have to be paper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0:51,721 --&gt; 01:20:53,7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this gives me hop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0:53,849 --&gt; 01:20:56,4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is is the first 100% plant-based sho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0:56,518 --&gt; 01:20:58,8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can grind this u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put this back in the ground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0:58,979 --&gt; 01:21:00,9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rry, I got a little geeky there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I love it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1:01,064 --&gt; 01:21:04,0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are gonn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eed our electronics for sur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1:04,150 --&gt; 01:21:07,4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y're worth creating, bu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have to do it in a much smarter way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1:07,487 --&gt; 01:21:10,7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is is actually my personal laptop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1:10,866 --&gt; 01:21:12,4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ke off the cover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1:12,492 --&gt; 01:21:14,8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've got the batte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ight here on the bottom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70" calcext:value-type="float">
            <text:p>13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1:14,911 --&gt; 01:21:15,9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ally easy to replac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1:16,037 --&gt; 01:21:18,2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stead of it being glued togeth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sealed up,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1:18,290 --&gt; 01:21:20,4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all entirely repairabl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1:20,542 --&gt; 01:21:24,7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Say no to fast fashion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y no to single-use items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1:24,838 --&gt; 01:21:27,0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water bottles, coffee cups,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1:27,090 --&gt; 01:21:28,7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i&gt;swag, all of it.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76" calcext:value-type="float">
            <text:p>13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1:28,800 --&gt; 01:21:32,7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f you think you need something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t it in your "online cart&lt;i&gt;,"&lt;/i&gt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1:32,846 --&gt; 01:21:34,4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leave it there for a month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1:35,140 --&gt; 01:21:39,1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if you still want it after a month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 might actually be something you need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1:39,185 --&gt; 01:21:42,0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at's it. That's it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st... Just buy les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1:42,105 --&gt; 01:21:43,4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ll be fin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1:43,523 --&gt; 01:21:46,1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fe is about the experienc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 the people that we're with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1:46,192 --&gt; 01:21:48,5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stuff we have supports it,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t it's not the end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83" calcext:value-type="float">
            <text:p>13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1:48,612 --&gt; 01:21:50,1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's not the objective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1:50,196 --&gt; 01:21:53,1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h, whoever dies wit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e most stuff does not win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85" calcext:value-type="float">
            <text:p>13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1:53,283 --&gt; 01:21:54,6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beeping]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:21:54,743 --&gt; 01:21:56,7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upbeat music playing]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2">00/00/0000</text:date>, <text:time style:data-style-name="N2" text:time-value="21:52:45.3219618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22:58:18.840590396</meta:creation-date>
    <meta:generator>LibreOffice/24.2.7.2$Linux_X86_64 LibreOffice_project/420$Build-2</meta:generator>
    <dc:date>2025-04-12T22:26:10.064562919</dc:date>
    <meta:editing-duration>PT1H36M56S</meta:editing-duration>
    <meta:editing-cycles>17</meta:editing-cycles>
    <meta:document-statistic meta:table-count="1" meta:cell-count="4790" meta:object-count="0"/>
  </office:meta>
</office:document-meta>
</file>